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z_rot_plus_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8-21 13:00:05</text:p>
          </table:table-cell>
          <table:table-cell office:value-type="float" office:value="-0.0003696"/>
          <table:table-cell office:value-type="float" office:value="0.6920946"/>
          <table:table-cell office:value-type="float" office:value="0.6917249"/>
          <table:table-cell office:value-type="float" office:value="0.2472197"/>
          <table:table-cell office:value-type="float" office:value="0.0395918"/>
          <table:table-cell office:value-type="float" office:value="10"/>
          <table:table-cell office:value-type="float" office:value="0.8913400173187256"/>
          <table:table-cell office:value-type="float" office:value="0.22878000140190125"/>
          <table:table-cell office:value-type="float" office:value="0.6625600159168243"/>
          <table:table-cell office:value-type="float" office:value="0.3653001606464386"/>
          <table:table-cell office:value-type="float" office:value="0.21622844824375004"/>
          <table:table-cell office:value-type="float" office:value="0.32173848152160645"/>
          <table:table-cell office:value-type="float" office:value="0.4088618397712708"/>
          <table:table-cell office:value-type="float" office:value="0.08712335824966433"/>
          <table:table-cell office:value-type="float" office:value="0.2485092"/>
          <table:table-cell office:value-type="float" office:value="0.2484108"/>
          <table:table-cell office:value-type="float" office:value="0.2556924"/>
          <table:table-cell office:value-type="float" office:value="0.24477"/>
          <table:table-cell office:value-type="float" office:value="0.61131"/>
          <table:table-cell office:value-type="float" office:value="-0.0081508"/>
          <table:table-cell office:value-type="float" office:value="0.30545"/>
          <table:table-cell office:value-type="float" office:value="0.28454"/>
          <table:table-cell office:value-type="float" office:value="0.22878"/>
          <table:table-cell office:value-type="float" office:value="0.3341992"/>
          <table:table-cell office:value-type="float" office:value="0.89134"/>
          <table:table-cell office:value-type="float" office:value="0.0115292"/>
          <table:table-cell office:value-type="float" office:value="0.6951945"/>
          <table:table-cell office:value-type="float" office:value="0.2472197"/>
          <table:table-cell office:value-type="float" office:value="0.0238933"/>
          <table:table-cell office:value-type="float" office:value="0.6951945"/>
          <table:table-cell office:value-type="float" office:value="0.2472197"/>
          <table:table-cell office:value-type="float" office:value="0.0300933"/>
          <table:table-cell office:value-type="float" office:value="0.6951946"/>
          <table:table-cell office:value-type="float" office:value="0.2472197"/>
          <table:table-cell office:value-type="float" office:value="0.0362933"/>
          <table:table-cell office:value-type="float" office:value="0.6951946"/>
          <table:table-cell office:value-type="float" office:value="0.2472197"/>
          <table:table-cell office:value-type="float" office:value="0.0424933"/>
          <table:table-cell office:value-type="float" office:value="0.6951947"/>
          <table:table-cell office:value-type="float" office:value="0.2472197"/>
          <table:table-cell office:value-type="float" office:value="0.0486933"/>
          <table:table-cell office:value-type="float" office:value="0.6951947"/>
          <table:table-cell office:value-type="float" office:value="0.2472197"/>
          <table:table-cell office:value-type="float" office:value="0.0548933"/>
          <table:table-cell office:value-type="float" office:value="0.6889945"/>
          <table:table-cell office:value-type="float" office:value="0.2472197"/>
          <table:table-cell office:value-type="float" office:value="0.0238934"/>
          <table:table-cell office:value-type="float" office:value="0.6889945"/>
          <table:table-cell office:value-type="float" office:value="0.2472197"/>
          <table:table-cell office:value-type="float" office:value="0.0300934"/>
          <table:table-cell office:value-type="float" office:value="0.6889946"/>
          <table:table-cell office:value-type="float" office:value="0.2472197"/>
          <table:table-cell office:value-type="float" office:value="0.0362934"/>
          <table:table-cell office:value-type="float" office:value="0.6889946"/>
          <table:table-cell office:value-type="float" office:value="0.2472197"/>
          <table:table-cell office:value-type="float" office:value="0.0424934"/>
          <table:table-cell office:value-type="float" office:value="0.6889947"/>
          <table:table-cell office:value-type="float" office:value="0.2472197"/>
          <table:table-cell office:value-type="float" office:value="0.0486934"/>
          <table:table-cell office:value-type="float" office:value="0.6889947"/>
          <table:table-cell office:value-type="float" office:value="0.2472197"/>
          <table:table-cell office:value-type="float" office:value="0.0548934"/>
        </table:table-row>
        <table:table-row>
          <table:table-cell>
            <text:p>z_rot_pl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>
            <text:p>2025-08-21 13:00:17</text:p>
          </table:table-cell>
          <table:table-cell office:value-type="float" office:value="-8.97e-05"/>
          <table:table-cell office:value-type="float" office:value="0.6924478"/>
          <table:table-cell office:value-type="float" office:value="0.6923581"/>
          <table:table-cell office:value-type="float" office:value="0.2472134"/>
          <table:table-cell office:value-type="float" office:value="0.0394596"/>
          <table:table-cell office:value-type="float" office:value="10"/>
          <table:table-cell office:value-type="float" office:value="0.8105700016021729"/>
          <table:table-cell office:value-type="float" office:value="0.20704999566078186"/>
          <table:table-cell office:value-type="float" office:value="0.603520005941391"/>
          <table:table-cell office:value-type="float" office:value="0.3634551614522934"/>
          <table:table-cell office:value-type="float" office:value="0.20339712596486192"/>
          <table:table-cell office:value-type="float" office:value="0.3528984785079956"/>
          <table:table-cell office:value-type="float" office:value="0.3740118443965912"/>
          <table:table-cell office:value-type="float" office:value="0.02111336588859558"/>
          <table:table-cell office:value-type="float" office:value="0.2784392"/>
          <table:table-cell office:value-type="float" office:value="0.2648108"/>
          <table:table-cell office:value-type="float" office:value="0.2753724"/>
          <table:table-cell office:value-type="float" office:value="0.27306"/>
          <table:table-cell office:value-type="float" office:value="0.67281"/>
          <table:table-cell office:value-type="float" office:value="-0.0081508"/>
          <table:table-cell office:value-type="float" office:value="0.29561"/>
          <table:table-cell office:value-type="float" office:value="0.26609"/>
          <table:table-cell office:value-type="float" office:value="0.20705"/>
          <table:table-cell office:value-type="float" office:value="0.2907392"/>
          <table:table-cell office:value-type="float" office:value="0.81057"/>
          <table:table-cell office:value-type="float" office:value="0.0115292"/>
          <table:table-cell office:value-type="float" office:value="0.695536"/>
          <table:table-cell office:value-type="float" office:value="0.2474915"/>
          <table:table-cell office:value-type="float" office:value="0.0239011"/>
          <table:table-cell office:value-type="float" office:value="0.695536"/>
          <table:table-cell office:value-type="float" office:value="0.2474915"/>
          <table:table-cell office:value-type="float" office:value="0.0301011"/>
          <table:table-cell office:value-type="float" office:value="0.695536"/>
          <table:table-cell office:value-type="float" office:value="0.2474914"/>
          <table:table-cell office:value-type="float" office:value="0.0363011"/>
          <table:table-cell office:value-type="float" office:value="0.695536"/>
          <table:table-cell office:value-type="float" office:value="0.2474914"/>
          <table:table-cell office:value-type="float" office:value="0.0425011"/>
          <table:table-cell office:value-type="float" office:value="0.695536"/>
          <table:table-cell office:value-type="float" office:value="0.2474913"/>
          <table:table-cell office:value-type="float" office:value="0.0487011"/>
          <table:table-cell office:value-type="float" office:value="0.695536"/>
          <table:table-cell office:value-type="float" office:value="0.2474913"/>
          <table:table-cell office:value-type="float" office:value="0.0549011"/>
          <table:table-cell office:value-type="float" office:value="0.6893596"/>
          <table:table-cell office:value-type="float" office:value="0.2469511"/>
          <table:table-cell office:value-type="float" office:value="0.0239011"/>
          <table:table-cell office:value-type="float" office:value="0.6893596"/>
          <table:table-cell office:value-type="float" office:value="0.2469511"/>
          <table:table-cell office:value-type="float" office:value="0.0301011"/>
          <table:table-cell office:value-type="float" office:value="0.6893596"/>
          <table:table-cell office:value-type="float" office:value="0.246951"/>
          <table:table-cell office:value-type="float" office:value="0.0363011"/>
          <table:table-cell office:value-type="float" office:value="0.6893596"/>
          <table:table-cell office:value-type="float" office:value="0.246951"/>
          <table:table-cell office:value-type="float" office:value="0.0425011"/>
          <table:table-cell office:value-type="float" office:value="0.6893596"/>
          <table:table-cell office:value-type="float" office:value="0.2469509"/>
          <table:table-cell office:value-type="float" office:value="0.0487011"/>
          <table:table-cell office:value-type="float" office:value="0.6893596"/>
          <table:table-cell office:value-type="float" office:value="0.2469509"/>
          <table:table-cell office:value-type="float" office:value="0.0549011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8-21 13:00:30</text:p>
          </table:table-cell>
          <table:table-cell office:value-type="float" office:value="0.0002209"/>
          <table:table-cell office:value-type="float" office:value="0.692773"/>
          <table:table-cell office:value-type="float" office:value="0.6929939"/>
          <table:table-cell office:value-type="float" office:value="0.2473004"/>
          <table:table-cell office:value-type="float" office:value="0.039344"/>
          <table:table-cell office:value-type="float" office:value="10"/>
          <table:table-cell office:value-type="float" office:value="0.7371799945831299"/>
          <table:table-cell office:value-type="float" office:value="0.18449999392032623"/>
          <table:table-cell office:value-type="float" office:value="0.5526800006628036"/>
          <table:table-cell office:value-type="float" office:value="0.35554215759038926"/>
          <table:table-cell office:value-type="float" office:value="0.19625188684204345"/>
          <table:table-cell office:value-type="float" office:value="0.3812704741954803"/>
          <table:table-cell office:value-type="float" office:value="0.32981384098529815"/>
          <table:table-cell office:value-type="float" office:value="0.05145663321018218"/>
          <table:table-cell office:value-type="float" office:value="0.2948392"/>
          <table:table-cell office:value-type="float" office:value="0.2803908"/>
          <table:table-cell office:value-type="float" office:value="0.2921824"/>
          <table:table-cell office:value-type="float" office:value="0.30176"/>
          <table:table-cell office:value-type="float" office:value="0.73718"/>
          <table:table-cell office:value-type="float" office:value="-0.0093808"/>
          <table:table-cell office:value-type="float" office:value="0.27757"/>
          <table:table-cell office:value-type="float" office:value="0.24764"/>
          <table:table-cell office:value-type="float" office:value="0.1845"/>
          <table:table-cell office:value-type="float" office:value="0.2333392"/>
          <table:table-cell office:value-type="float" office:value="0.70602"/>
          <table:table-cell office:value-type="float" office:value="0.0115292"/>
          <table:table-cell office:value-type="float" office:value="0.6958259"/>
          <table:table-cell office:value-type="float" office:value="0.2477999"/>
          <table:table-cell office:value-type="float" office:value="0.0238947"/>
          <table:table-cell office:value-type="float" office:value="0.6958259"/>
          <table:table-cell office:value-type="float" office:value="0.2477998"/>
          <table:table-cell office:value-type="float" office:value="0.0300947"/>
          <table:table-cell office:value-type="float" office:value="0.6958259"/>
          <table:table-cell office:value-type="float" office:value="0.2477998"/>
          <table:table-cell office:value-type="float" office:value="0.0362947"/>
          <table:table-cell office:value-type="float" office:value="0.6958259"/>
          <table:table-cell office:value-type="float" office:value="0.2477998"/>
          <table:table-cell office:value-type="float" office:value="0.0424947"/>
          <table:table-cell office:value-type="float" office:value="0.695826"/>
          <table:table-cell office:value-type="float" office:value="0.2477998"/>
          <table:table-cell office:value-type="float" office:value="0.0486947"/>
          <table:table-cell office:value-type="float" office:value="0.695826"/>
          <table:table-cell office:value-type="float" office:value="0.2477998"/>
          <table:table-cell office:value-type="float" office:value="0.0548947"/>
          <table:table-cell office:value-type="float" office:value="0.68972"/>
          <table:table-cell office:value-type="float" office:value="0.2467232"/>
          <table:table-cell office:value-type="float" office:value="0.0238947"/>
          <table:table-cell office:value-type="float" office:value="0.6897201"/>
          <table:table-cell office:value-type="float" office:value="0.2467232"/>
          <table:table-cell office:value-type="float" office:value="0.0300947"/>
          <table:table-cell office:value-type="float" office:value="0.6897201"/>
          <table:table-cell office:value-type="float" office:value="0.2467232"/>
          <table:table-cell office:value-type="float" office:value="0.0362947"/>
          <table:table-cell office:value-type="float" office:value="0.6897201"/>
          <table:table-cell office:value-type="float" office:value="0.2467232"/>
          <table:table-cell office:value-type="float" office:value="0.0424947"/>
          <table:table-cell office:value-type="float" office:value="0.6897202"/>
          <table:table-cell office:value-type="float" office:value="0.2467232"/>
          <table:table-cell office:value-type="float" office:value="0.0486947"/>
          <table:table-cell office:value-type="float" office:value="0.6897202"/>
          <table:table-cell office:value-type="float" office:value="0.2467231"/>
          <table:table-cell office:value-type="float" office:value="0.0548947"/>
        </table:table-row>
        <table:table-row>
          <table:table-cell>
            <text:p>z_rot_pl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>
            <text:p>2025-08-21 13:00:43</text:p>
          </table:table-cell>
          <table:table-cell office:value-type="float" office:value="0.0005045"/>
          <table:table-cell office:value-type="float" office:value="0.6931335"/>
          <table:table-cell office:value-type="float" office:value="0.693638"/>
          <table:table-cell office:value-type="float" office:value="0.2474693"/>
          <table:table-cell office:value-type="float" office:value="0.0391405"/>
          <table:table-cell office:value-type="float" office:value="10"/>
          <table:table-cell office:value-type="float" office:value="0.7691599726676941"/>
          <table:table-cell office:value-type="float" office:value="0.1619500070810318"/>
          <table:table-cell office:value-type="float" office:value="0.6072099655866623"/>
          <table:table-cell office:value-type="float" office:value="0.34348815232515334"/>
          <table:table-cell office:value-type="float" office:value="0.1922377299864919"/>
          <table:table-cell office:value-type="float" office:value="0.4013604700565338"/>
          <table:table-cell office:value-type="float" office:value="0.2856158345937729"/>
          <table:table-cell office:value-type="float" office:value="0.11574463546276093"/>
          <table:table-cell office:value-type="float" office:value="0.3190292"/>
          <table:table-cell office:value-type="float" office:value="0.2963808"/>
          <table:table-cell office:value-type="float" office:value="0.3036624"/>
          <table:table-cell office:value-type="float" office:value="0.31857"/>
          <table:table-cell office:value-type="float" office:value="0.76916"/>
          <table:table-cell office:value-type="float" office:value="-0.0085608"/>
          <table:table-cell office:value-type="float" office:value="0.25502"/>
          <table:table-cell office:value-type="float" office:value="0.22632"/>
          <table:table-cell office:value-type="float" office:value="0.16195"/>
          <table:table-cell office:value-type="float" office:value="0.1837292"/>
          <table:table-cell office:value-type="float" office:value="0.60106"/>
          <table:table-cell office:value-type="float" office:value="0.0119392"/>
          <table:table-cell office:value-type="float" office:value="0.6961278"/>
          <table:table-cell office:value-type="float" office:value="0.2481364"/>
          <table:table-cell office:value-type="float" office:value="0.0239031"/>
          <table:table-cell office:value-type="float" office:value="0.6961278"/>
          <table:table-cell office:value-type="float" office:value="0.2481364"/>
          <table:table-cell office:value-type="float" office:value="0.0301031"/>
          <table:table-cell office:value-type="float" office:value="0.6961278"/>
          <table:table-cell office:value-type="float" office:value="0.2481364"/>
          <table:table-cell office:value-type="float" office:value="0.0363031"/>
          <table:table-cell office:value-type="float" office:value="0.6961278"/>
          <table:table-cell office:value-type="float" office:value="0.2481364"/>
          <table:table-cell office:value-type="float" office:value="0.0425031"/>
          <table:table-cell office:value-type="float" office:value="0.6961279"/>
          <table:table-cell office:value-type="float" office:value="0.2481364"/>
          <table:table-cell office:value-type="float" office:value="0.0487031"/>
          <table:table-cell office:value-type="float" office:value="0.6961279"/>
          <table:table-cell office:value-type="float" office:value="0.2481365"/>
          <table:table-cell office:value-type="float" office:value="0.0549031"/>
          <table:table-cell office:value-type="float" office:value="0.690139"/>
          <table:table-cell office:value-type="float" office:value="0.2465317"/>
          <table:table-cell office:value-type="float" office:value="0.0239031"/>
          <table:table-cell office:value-type="float" office:value="0.6901391"/>
          <table:table-cell office:value-type="float" office:value="0.2465317"/>
          <table:table-cell office:value-type="float" office:value="0.0301031"/>
          <table:table-cell office:value-type="float" office:value="0.6901391"/>
          <table:table-cell office:value-type="float" office:value="0.2465317"/>
          <table:table-cell office:value-type="float" office:value="0.0363031"/>
          <table:table-cell office:value-type="float" office:value="0.6901391"/>
          <table:table-cell office:value-type="float" office:value="0.2465318"/>
          <table:table-cell office:value-type="float" office:value="0.0425031"/>
          <table:table-cell office:value-type="float" office:value="0.6901391"/>
          <table:table-cell office:value-type="float" office:value="0.2465318"/>
          <table:table-cell office:value-type="float" office:value="0.0487031"/>
          <table:table-cell office:value-type="float" office:value="0.6901391"/>
          <table:table-cell office:value-type="float" office:value="0.2465318"/>
          <table:table-cell office:value-type="float" office:value="0.0549031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8-21 13:00:56</text:p>
          </table:table-cell>
          <table:table-cell office:value-type="float" office:value="0.0007307"/>
          <table:table-cell office:value-type="float" office:value="0.6934627"/>
          <table:table-cell office:value-type="float" office:value="0.6941934"/>
          <table:table-cell office:value-type="float" office:value="0.247712"/>
          <table:table-cell office:value-type="float" office:value="0.0390207"/>
          <table:table-cell office:value-type="float" office:value="10"/>
          <table:table-cell office:value-type="float" office:value="0.7970399856567383"/>
          <table:table-cell office:value-type="float" office:value="0.147599995136261"/>
          <table:table-cell office:value-type="float" office:value="0.6494399905204773"/>
          <table:table-cell office:value-type="float" office:value="0.33483715653419494"/>
          <table:table-cell office:value-type="float" office:value="0.196501685672191"/>
          <table:table-cell office:value-type="float" office:value="0.4188264787197113"/>
          <table:table-cell office:value-type="float" office:value="0.2508478343486786"/>
          <table:table-cell office:value-type="float" office:value="0.16797864437103271"/>
          <table:table-cell office:value-type="float" office:value="0.3456792"/>
          <table:table-cell office:value-type="float" office:value="0.3070408"/>
          <table:table-cell office:value-type="float" office:value="0.3118624"/>
          <table:table-cell office:value-type="float" office:value="0.33251"/>
          <table:table-cell office:value-type="float" office:value="0.79704"/>
          <table:table-cell office:value-type="float" office:value="-0.0077408"/>
          <table:table-cell office:value-type="float" office:value="0.22673"/>
          <table:table-cell office:value-type="float" office:value="0.20377"/>
          <table:table-cell office:value-type="float" office:value="0.1476"/>
          <table:table-cell office:value-type="float" office:value="0.1529792"/>
          <table:table-cell office:value-type="float" office:value="0.52316"/>
          <table:table-cell office:value-type="float" office:value="0.0119392"/>
          <table:table-cell office:value-type="float" office:value="0.6963757"/>
          <table:table-cell office:value-type="float" office:value="0.2485063"/>
          <table:table-cell office:value-type="float" office:value="0.0238983"/>
          <table:table-cell office:value-type="float" office:value="0.6963757"/>
          <table:table-cell office:value-type="float" office:value="0.2485063"/>
          <table:table-cell office:value-type="float" office:value="0.0300983"/>
          <table:table-cell office:value-type="float" office:value="0.6963757"/>
          <table:table-cell office:value-type="float" office:value="0.2485063"/>
          <table:table-cell office:value-type="float" office:value="0.0362983"/>
          <table:table-cell office:value-type="float" office:value="0.6963757"/>
          <table:table-cell office:value-type="float" office:value="0.2485063"/>
          <table:table-cell office:value-type="float" office:value="0.0424983"/>
          <table:table-cell office:value-type="float" office:value="0.6963757"/>
          <table:table-cell office:value-type="float" office:value="0.2485063"/>
          <table:table-cell office:value-type="float" office:value="0.0486983"/>
          <table:table-cell office:value-type="float" office:value="0.6963757"/>
          <table:table-cell office:value-type="float" office:value="0.2485063"/>
          <table:table-cell office:value-type="float" office:value="0.0548983"/>
          <table:table-cell office:value-type="float" office:value="0.6905496"/>
          <table:table-cell office:value-type="float" office:value="0.2463858"/>
          <table:table-cell office:value-type="float" office:value="0.0238983"/>
          <table:table-cell office:value-type="float" office:value="0.6905496"/>
          <table:table-cell office:value-type="float" office:value="0.2463858"/>
          <table:table-cell office:value-type="float" office:value="0.0300983"/>
          <table:table-cell office:value-type="float" office:value="0.6905496"/>
          <table:table-cell office:value-type="float" office:value="0.2463858"/>
          <table:table-cell office:value-type="float" office:value="0.0362983"/>
          <table:table-cell office:value-type="float" office:value="0.6905496"/>
          <table:table-cell office:value-type="float" office:value="0.2463858"/>
          <table:table-cell office:value-type="float" office:value="0.0424983"/>
          <table:table-cell office:value-type="float" office:value="0.6905496"/>
          <table:table-cell office:value-type="float" office:value="0.2463858"/>
          <table:table-cell office:value-type="float" office:value="0.0486983"/>
          <table:table-cell office:value-type="float" office:value="0.6905497"/>
          <table:table-cell office:value-type="float" office:value="0.2463857"/>
          <table:table-cell office:value-type="float" office:value="0.0548983"/>
        </table:table-row>
        <table:table-row>
          <table:table-cell>
            <text:p>z_rot_pl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>
            <text:p>2025-08-21 13:01:08</text:p>
          </table:table-cell>
          <table:table-cell office:value-type="float" office:value="0.0009101"/>
          <table:table-cell office:value-type="float" office:value="0.6937899"/>
          <table:table-cell office:value-type="float" office:value="0.6947"/>
          <table:table-cell office:value-type="float" office:value="0.2480066"/>
          <table:table-cell office:value-type="float" office:value="0.0390264"/>
          <table:table-cell office:value-type="float" office:value="10"/>
          <table:table-cell office:value-type="float" office:value="0.8683800101280212"/>
          <table:table-cell office:value-type="float" office:value="0.13288919627666473"/>
          <table:table-cell office:value-type="float" office:value="0.7354908138513565"/>
          <table:table-cell office:value-type="float" office:value="0.3362311616539955"/>
          <table:table-cell office:value-type="float" office:value="0.21585689333522817"/>
          <table:table-cell office:value-type="float" office:value="0.4451484799385071"/>
          <table:table-cell office:value-type="float" office:value="0.22731384336948396"/>
          <table:table-cell office:value-type="float" office:value="0.21783463656902313"/>
          <table:table-cell office:value-type="float" office:value="0.3735592"/>
          <table:table-cell office:value-type="float" office:value="0.3164708"/>
          <table:table-cell office:value-type="float" office:value="0.3204724"/>
          <table:table-cell office:value-type="float" office:value="0.34686"/>
          <table:table-cell office:value-type="float" office:value="0.86838"/>
          <table:table-cell office:value-type="float" office:value="-0.0036408"/>
          <table:table-cell office:value-type="float" office:value="0.20541"/>
          <table:table-cell office:value-type="float" office:value="0.19393"/>
          <table:table-cell office:value-type="float" office:value="0.1394"/>
          <table:table-cell office:value-type="float" office:value="0.1328892"/>
          <table:table-cell office:value-type="float" office:value="0.46494"/>
          <table:table-cell office:value-type="float" office:value="0.0127592"/>
          <table:table-cell office:value-type="float" office:value="0.6965994"/>
          <table:table-cell office:value-type="float" office:value="0.2488924"/>
          <table:table-cell office:value-type="float" office:value="0.0239009"/>
          <table:table-cell office:value-type="float" office:value="0.6965994"/>
          <table:table-cell office:value-type="float" office:value="0.2488923"/>
          <table:table-cell office:value-type="float" office:value="0.0301009"/>
          <table:table-cell office:value-type="float" office:value="0.6965994"/>
          <table:table-cell office:value-type="float" office:value="0.2488923"/>
          <table:table-cell office:value-type="float" office:value="0.0363009"/>
          <table:table-cell office:value-type="float" office:value="0.6965994"/>
          <table:table-cell office:value-type="float" office:value="0.2488923"/>
          <table:table-cell office:value-type="float" office:value="0.0425009"/>
          <table:table-cell office:value-type="float" office:value="0.6965994"/>
          <table:table-cell office:value-type="float" office:value="0.2488923"/>
          <table:table-cell office:value-type="float" office:value="0.0487009"/>
          <table:table-cell office:value-type="float" office:value="0.6965995"/>
          <table:table-cell office:value-type="float" office:value="0.2488923"/>
          <table:table-cell office:value-type="float" office:value="0.0549009"/>
          <table:table-cell office:value-type="float" office:value="0.6909803"/>
          <table:table-cell office:value-type="float" office:value="0.2462721"/>
          <table:table-cell office:value-type="float" office:value="0.023901"/>
          <table:table-cell office:value-type="float" office:value="0.6909803"/>
          <table:table-cell office:value-type="float" office:value="0.2462721"/>
          <table:table-cell office:value-type="float" office:value="0.030101"/>
          <table:table-cell office:value-type="float" office:value="0.6909803"/>
          <table:table-cell office:value-type="float" office:value="0.2462721"/>
          <table:table-cell office:value-type="float" office:value="0.036301"/>
          <table:table-cell office:value-type="float" office:value="0.6909803"/>
          <table:table-cell office:value-type="float" office:value="0.2462721"/>
          <table:table-cell office:value-type="float" office:value="0.042501"/>
          <table:table-cell office:value-type="float" office:value="0.6909803"/>
          <table:table-cell office:value-type="float" office:value="0.2462721"/>
          <table:table-cell office:value-type="float" office:value="0.048701"/>
          <table:table-cell office:value-type="float" office:value="0.6909803"/>
          <table:table-cell office:value-type="float" office:value="0.2462721"/>
          <table:table-cell office:value-type="float" office:value="0.0549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8-21 13:01:21</text:p>
          </table:table-cell>
          <table:table-cell office:value-type="float" office:value="0.0010238"/>
          <table:table-cell office:value-type="float" office:value="0.6941139"/>
          <table:table-cell office:value-type="float" office:value="0.6951377"/>
          <table:table-cell office:value-type="float" office:value="0.2483279"/>
          <table:table-cell office:value-type="float" office:value="0.0389973"/>
          <table:table-cell office:value-type="float" office:value="10"/>
          <table:table-cell office:value-type="float" office:value="0.9143000245094299"/>
          <table:table-cell office:value-type="float" office:value="0.11607919633388519"/>
          <table:table-cell office:value-type="float" office:value="0.7982208281755447"/>
          <table:table-cell office:value-type="float" office:value="0.331393164396286"/>
          <table:table-cell office:value-type="float" office:value="0.22874139145743524"/>
          <table:table-cell office:value-type="float" office:value="0.4577764868736267"/>
          <table:table-cell office:value-type="float" office:value="0.2050098419189453"/>
          <table:table-cell office:value-type="float" office:value="0.2527666449546814"/>
          <table:table-cell office:value-type="float" office:value="0.3620792"/>
          <table:table-cell office:value-type="float" office:value="0.3246708"/>
          <table:table-cell office:value-type="float" office:value="0.3221124"/>
          <table:table-cell office:value-type="float" office:value="0.36572"/>
          <table:table-cell office:value-type="float" office:value="0.9143"/>
          <table:table-cell office:value-type="float" office:value="-0.0007708"/>
          <table:table-cell office:value-type="float" office:value="0.19885"/>
          <table:table-cell office:value-type="float" office:value="0.18614"/>
          <table:table-cell office:value-type="float" office:value="0.1312"/>
          <table:table-cell office:value-type="float" office:value="0.1160792"/>
          <table:table-cell office:value-type="float" office:value="0.39278"/>
          <table:table-cell office:value-type="float" office:value="0.0123492"/>
          <table:table-cell office:value-type="float" office:value="0.6967986"/>
          <table:table-cell office:value-type="float" office:value="0.2492867"/>
          <table:table-cell office:value-type="float" office:value="0.0238596"/>
          <table:table-cell office:value-type="float" office:value="0.6967986"/>
          <table:table-cell office:value-type="float" office:value="0.2492868"/>
          <table:table-cell office:value-type="float" office:value="0.0300596"/>
          <table:table-cell office:value-type="float" office:value="0.6967985"/>
          <table:table-cell office:value-type="float" office:value="0.2492868"/>
          <table:table-cell office:value-type="float" office:value="0.0362596"/>
          <table:table-cell office:value-type="float" office:value="0.6967985"/>
          <table:table-cell office:value-type="float" office:value="0.2492868"/>
          <table:table-cell office:value-type="float" office:value="0.0424596"/>
          <table:table-cell office:value-type="float" office:value="0.6967985"/>
          <table:table-cell office:value-type="float" office:value="0.2492868"/>
          <table:table-cell office:value-type="float" office:value="0.0486596"/>
          <table:table-cell office:value-type="float" office:value="0.6967985"/>
          <table:table-cell office:value-type="float" office:value="0.2492869"/>
          <table:table-cell office:value-type="float" office:value="0.0548596"/>
          <table:table-cell office:value-type="float" office:value="0.6914292"/>
          <table:table-cell office:value-type="float" office:value="0.2461867"/>
          <table:table-cell office:value-type="float" office:value="0.0238596"/>
          <table:table-cell office:value-type="float" office:value="0.6914292"/>
          <table:table-cell office:value-type="float" office:value="0.2461868"/>
          <table:table-cell office:value-type="float" office:value="0.0300596"/>
          <table:table-cell office:value-type="float" office:value="0.6914292"/>
          <table:table-cell office:value-type="float" office:value="0.2461868"/>
          <table:table-cell office:value-type="float" office:value="0.0362596"/>
          <table:table-cell office:value-type="float" office:value="0.6914292"/>
          <table:table-cell office:value-type="float" office:value="0.2461868"/>
          <table:table-cell office:value-type="float" office:value="0.0424596"/>
          <table:table-cell office:value-type="float" office:value="0.6914291"/>
          <table:table-cell office:value-type="float" office:value="0.2461868"/>
          <table:table-cell office:value-type="float" office:value="0.0486596"/>
          <table:table-cell office:value-type="float" office:value="0.6914291"/>
          <table:table-cell office:value-type="float" office:value="0.2461869"/>
          <table:table-cell office:value-type="float" office:value="0.0548596"/>
        </table:table-row>
        <table:table-row>
          <table:table-cell>
            <text:p>z_rot_pl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>
            <text:p>2025-08-21 13:01:33</text:p>
          </table:table-cell>
          <table:table-cell office:value-type="float" office:value="0.0010847"/>
          <table:table-cell office:value-type="float" office:value="0.6943928"/>
          <table:table-cell office:value-type="float" office:value="0.6954774"/>
          <table:table-cell office:value-type="float" office:value="0.248688"/>
          <table:table-cell office:value-type="float" office:value="0.0389062"/>
          <table:table-cell office:value-type="float" office:value="10"/>
          <table:table-cell office:value-type="float" office:value="0.9270099997520447"/>
          <table:table-cell office:value-type="float" office:value="0.10336919873952866"/>
          <table:table-cell office:value-type="float" office:value="0.823640801012516"/>
          <table:table-cell office:value-type="float" office:value="0.329384159296751"/>
          <table:table-cell office:value-type="float" office:value="0.23514200684430664"/>
          <table:table-cell office:value-type="float" office:value="0.4700764775276184"/>
          <table:table-cell office:value-type="float" office:value="0.18869184106588363"/>
          <table:table-cell office:value-type="float" office:value="0.2813846364617347"/>
          <table:table-cell office:value-type="float" office:value="0.3760192"/>
          <table:table-cell office:value-type="float" office:value="0.3300008"/>
          <table:table-cell office:value-type="float" office:value="0.3294924"/>
          <table:table-cell office:value-type="float" office:value="0.38786"/>
          <table:table-cell office:value-type="float" office:value="0.92701"/>
          <table:table-cell office:value-type="float" office:value="-0.0011808"/>
          <table:table-cell office:value-type="float" office:value="0.19311"/>
          <table:table-cell office:value-type="float" office:value="0.18081"/>
          <table:table-cell office:value-type="float" office:value="0.12218"/>
          <table:table-cell office:value-type="float" office:value="0.1033692"/>
          <table:table-cell office:value-type="float" office:value="0.34399"/>
          <table:table-cell office:value-type="float" office:value="0.0123492"/>
          <table:table-cell office:value-type="float" office:value="0.6969321"/>
          <table:table-cell office:value-type="float" office:value="0.2497066"/>
          <table:table-cell office:value-type="float" office:value="0.0239008"/>
          <table:table-cell office:value-type="float" office:value="0.6969321"/>
          <table:table-cell office:value-type="float" office:value="0.2497066"/>
          <table:table-cell office:value-type="float" office:value="0.0301008"/>
          <table:table-cell office:value-type="float" office:value="0.6969321"/>
          <table:table-cell office:value-type="float" office:value="0.2497066"/>
          <table:table-cell office:value-type="float" office:value="0.0363008"/>
          <table:table-cell office:value-type="float" office:value="0.6969321"/>
          <table:table-cell office:value-type="float" office:value="0.2497066"/>
          <table:table-cell office:value-type="float" office:value="0.0425008"/>
          <table:table-cell office:value-type="float" office:value="0.6969321"/>
          <table:table-cell office:value-type="float" office:value="0.2497066"/>
          <table:table-cell office:value-type="float" office:value="0.0487008"/>
          <table:table-cell office:value-type="float" office:value="0.6969322"/>
          <table:table-cell office:value-type="float" office:value="0.2497065"/>
          <table:table-cell office:value-type="float" office:value="0.0549008"/>
          <table:table-cell office:value-type="float" office:value="0.6918534"/>
          <table:table-cell office:value-type="float" office:value="0.2461505"/>
          <table:table-cell office:value-type="float" office:value="0.0239008"/>
          <table:table-cell office:value-type="float" office:value="0.6918534"/>
          <table:table-cell office:value-type="float" office:value="0.2461504"/>
          <table:table-cell office:value-type="float" office:value="0.0301008"/>
          <table:table-cell office:value-type="float" office:value="0.6918534"/>
          <table:table-cell office:value-type="float" office:value="0.2461504"/>
          <table:table-cell office:value-type="float" office:value="0.0363008"/>
          <table:table-cell office:value-type="float" office:value="0.6918534"/>
          <table:table-cell office:value-type="float" office:value="0.2461504"/>
          <table:table-cell office:value-type="float" office:value="0.0425008"/>
          <table:table-cell office:value-type="float" office:value="0.6918534"/>
          <table:table-cell office:value-type="float" office:value="0.2461504"/>
          <table:table-cell office:value-type="float" office:value="0.0487008"/>
          <table:table-cell office:value-type="float" office:value="0.6918534"/>
          <table:table-cell office:value-type="float" office:value="0.2461504"/>
          <table:table-cell office:value-type="float" office:value="0.0549008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8-21 13:01:46</text:p>
          </table:table-cell>
          <table:table-cell office:value-type="float" office:value="0.0011748"/>
          <table:table-cell office:value-type="float" office:value="0.6946718"/>
          <table:table-cell office:value-type="float" office:value="0.6958466"/>
          <table:table-cell office:value-type="float" office:value="0.2491234"/>
          <table:table-cell office:value-type="float" office:value="0.0387339"/>
          <table:table-cell office:value-type="float" office:value="9"/>
          <table:table-cell office:value-type="float" office:value="0.8909299969673157"/>
          <table:table-cell office:value-type="float" office:value="0.08901920169591904"/>
          <table:table-cell office:value-type="float" office:value="0.8019107952713966"/>
          <table:table-cell office:value-type="float" office:value="0.3170841604471207"/>
          <table:table-cell office:value-type="float" office:value="0.22822186653142776"/>
          <table:table-cell office:value-type="float" office:value="0.46064648032188416"/>
          <table:table-cell office:value-type="float" office:value="0.17352184057235717"/>
          <table:table-cell office:value-type="float" office:value="0.28712463974952696"/>
          <table:table-cell office:value-type="float" office:value="0.3608492"/>
          <table:table-cell office:value-type="float" office:value="0.3300008"/>
          <table:table-cell office:value-type="float" office:value="0.3335924"/>
          <table:table-cell office:value-type="float" office:value="0.38786"/>
          <table:table-cell office:value-type="float" office:value="0.89093"/>
          <table:table-cell office:value-type="float" office:value="-0.0011808"/>
          <table:table-cell office:value-type="float" office:value="0.17794"/>
          <table:table-cell office:value-type="float" office:value="0.17302"/>
          <table:table-cell office:value-type="float" office:value="0.11726"/>
          <table:table-cell office:value-type="float" office:value="0.0890192"/>
          <table:table-cell office:value-type="float" office:value="0.31037"/>
          <table:table-cell office:value-type="float" office:value="0.0111192"/>
          <table:table-cell office:value-type="float" office:value="0.6970465"/>
          <table:table-cell office:value-type="float" office:value="0.2501303"/>
          <table:table-cell office:value-type="float" office:value="0.0238999"/>
          <table:table-cell office:value-type="float" office:value="0.6970465"/>
          <table:table-cell office:value-type="float" office:value="0.2501303"/>
          <table:table-cell office:value-type="float" office:value="0.0300999"/>
          <table:table-cell office:value-type="float" office:value="0.6970465"/>
          <table:table-cell office:value-type="float" office:value="0.2501303"/>
          <table:table-cell office:value-type="float" office:value="0.0362999"/>
          <table:table-cell office:value-type="float" office:value="0.6970465"/>
          <table:table-cell office:value-type="float" office:value="0.2501303"/>
          <table:table-cell office:value-type="float" office:value="0.0424999"/>
          <table:table-cell office:value-type="float" office:value="0.6970465"/>
          <table:table-cell office:value-type="float" office:value="0.2501303"/>
          <table:table-cell office:value-type="float" office:value="0.0486999"/>
          <table:table-cell office:value-type="float" office:value="0.6970465"/>
          <table:table-cell office:value-type="float" office:value="0.2501303"/>
          <table:table-cell office:value-type="float" office:value="0.0548999"/>
          <table:table-cell office:value-type="float" office:value="0.6922971"/>
          <table:table-cell office:value-type="float" office:value="0.246145"/>
          <table:table-cell office:value-type="float" office:value="0.0238999"/>
          <table:table-cell office:value-type="float" office:value="0.692297"/>
          <table:table-cell office:value-type="float" office:value="0.246145"/>
          <table:table-cell office:value-type="float" office:value="0.0300999"/>
          <table:table-cell office:value-type="float" office:value="0.692297"/>
          <table:table-cell office:value-type="float" office:value="0.246145"/>
          <table:table-cell office:value-type="float" office:value="0.0362999"/>
          <table:table-cell office:value-type="float" office:value="0.692297"/>
          <table:table-cell office:value-type="float" office:value="0.246145"/>
          <table:table-cell office:value-type="float" office:value="0.0424999"/>
          <table:table-cell office:value-type="float" office:value="0.692297"/>
          <table:table-cell office:value-type="float" office:value="0.246145"/>
          <table:table-cell office:value-type="float" office:value="0.0486999"/>
          <table:table-cell office:value-type="float" office:value="0.692297"/>
          <table:table-cell office:value-type="float" office:value="0.246145"/>
          <table:table-cell office:value-type="float" office:value="0.0548999"/>
        </table:table-row>
        <table:table-row>
          <table:table-cell>
            <text:p>z_rot_pl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>
            <text:p>2025-08-21 13:01:59</text:p>
          </table:table-cell>
          <table:table-cell office:value-type="float" office:value="0.0008983"/>
          <table:table-cell office:value-type="float" office:value="0.6949261"/>
          <table:table-cell office:value-type="float" office:value="0.6958244"/>
          <table:table-cell office:value-type="float" office:value="0.2492742"/>
          <table:table-cell office:value-type="float" office:value="0.0387342"/>
          <table:table-cell office:value-type="float" office:value="9"/>
          <table:table-cell office:value-type="float" office:value="0.808929979801178"/>
          <table:table-cell office:value-type="float" office:value="0.09270919859409332"/>
          <table:table-cell office:value-type="float" office:value="0.7162207812070847"/>
          <table:table-cell office:value-type="float" office:value="0.31105715930461886"/>
          <table:table-cell office:value-type="float" office:value="0.20303877846026352"/>
          <table:table-cell office:value-type="float" office:value="0.4254684805870056"/>
          <table:table-cell office:value-type="float" office:value="0.19664583802223207"/>
          <table:table-cell office:value-type="float" office:value="0.22882264256477353"/>
          <table:table-cell office:value-type="float" office:value="0.3132892"/>
          <table:table-cell office:value-type="float" office:value="0.2943308"/>
          <table:table-cell office:value-type="float" office:value="0.2987424"/>
          <table:table-cell office:value-type="float" office:value="0.41205"/>
          <table:table-cell office:value-type="float" office:value="0.80893"/>
          <table:table-cell office:value-type="float" office:value="-0.0003608"/>
          <table:table-cell office:value-type="float" office:value="0.23206"/>
          <table:table-cell office:value-type="float" office:value="0.18532"/>
          <table:table-cell office:value-type="float" office:value="0.1107"/>
          <table:table-cell office:value-type="float" office:value="0.0927092"/>
          <table:table-cell office:value-type="float" office:value="0.36244"/>
          <table:table-cell office:value-type="float" office:value="0.0119392"/>
          <table:table-cell office:value-type="float" office:value="0.6971182"/>
          <table:table-cell office:value-type="float" office:value="0.2505679"/>
          <table:table-cell office:value-type="float" office:value="0.0239009"/>
          <table:table-cell office:value-type="float" office:value="0.6971182"/>
          <table:table-cell office:value-type="float" office:value="0.2505679"/>
          <table:table-cell office:value-type="float" office:value="0.0301009"/>
          <table:table-cell office:value-type="float" office:value="0.6971181"/>
          <table:table-cell office:value-type="float" office:value="0.2505679"/>
          <table:table-cell office:value-type="float" office:value="0.0363009"/>
          <table:table-cell office:value-type="float" office:value="0.6971181"/>
          <table:table-cell office:value-type="float" office:value="0.2505679"/>
          <table:table-cell office:value-type="float" office:value="0.0425009"/>
          <table:table-cell office:value-type="float" office:value="0.697118"/>
          <table:table-cell office:value-type="float" office:value="0.2505679"/>
          <table:table-cell office:value-type="float" office:value="0.0487009"/>
          <table:table-cell office:value-type="float" office:value="0.697118"/>
          <table:table-cell office:value-type="float" office:value="0.2505679"/>
          <table:table-cell office:value-type="float" office:value="0.0549009"/>
          <table:table-cell office:value-type="float" office:value="0.6927342"/>
          <table:table-cell office:value-type="float" office:value="0.2461838"/>
          <table:table-cell office:value-type="float" office:value="0.0239008"/>
          <table:table-cell office:value-type="float" office:value="0.6927341"/>
          <table:table-cell office:value-type="float" office:value="0.2461838"/>
          <table:table-cell office:value-type="float" office:value="0.0301008"/>
          <table:table-cell office:value-type="float" office:value="0.6927341"/>
          <table:table-cell office:value-type="float" office:value="0.2461838"/>
          <table:table-cell office:value-type="float" office:value="0.0363008"/>
          <table:table-cell office:value-type="float" office:value="0.692734"/>
          <table:table-cell office:value-type="float" office:value="0.2461838"/>
          <table:table-cell office:value-type="float" office:value="0.0425008"/>
          <table:table-cell office:value-type="float" office:value="0.692734"/>
          <table:table-cell office:value-type="float" office:value="0.2461838"/>
          <table:table-cell office:value-type="float" office:value="0.0487008"/>
          <table:table-cell office:value-type="float" office:value="0.6927339"/>
          <table:table-cell office:value-type="float" office:value="0.2461838"/>
          <table:table-cell office:value-type="float" office:value="0.0549008"/>
        </table:table-row>
        <table:table-row>
          <table:table-cell>
            <text:p>z_rot_pl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>
            <text:p>2025-08-21 13:02:13</text:p>
          </table:table-cell>
          <table:table-cell office:value-type="float" office:value="0.000336"/>
          <table:table-cell office:value-type="float" office:value="0.6951582"/>
          <table:table-cell office:value-type="float" office:value="0.6954942"/>
          <table:table-cell office:value-type="float" office:value="0.24903"/>
          <table:table-cell office:value-type="float" office:value="0.0375681"/>
          <table:table-cell office:value-type="float" office:value="10"/>
          <table:table-cell office:value-type="float" office:value="0.6818299889564514"/>
          <table:table-cell office:value-type="float" office:value="0.20746000111103058"/>
          <table:table-cell office:value-type="float" office:value="0.47436998784542084"/>
          <table:table-cell office:value-type="float" office:value="0.436845164000988"/>
          <table:table-cell office:value-type="float" office:value="0.15701937064031163"/>
          <table:table-cell office:value-type="float" office:value="0.5105024874210358"/>
          <table:table-cell office:value-type="float" office:value="0.3631878405809402"/>
          <table:table-cell office:value-type="float" office:value="0.14731464684009554"/>
          <table:table-cell office:value-type="float" office:value="0.4334192"/>
          <table:table-cell office:value-type="float" office:value="0.5403308"/>
          <table:table-cell office:value-type="float" office:value="0.5775424"/>
          <table:table-cell office:value-type="float" office:value="0.59081"/>
          <table:table-cell office:value-type="float" office:value="0.41041"/>
          <table:table-cell office:value-type="float" office:value="0.0016892"/>
          <table:table-cell office:value-type="float" office:value="0.28126"/>
          <table:table-cell office:value-type="float" office:value="0.27757"/>
          <table:table-cell office:value-type="float" office:value="0.20746"/>
          <table:table-cell office:value-type="float" office:value="0.3678192"/>
          <table:table-cell office:value-type="float" office:value="0.68183"/>
          <table:table-cell office:value-type="float" office:value="0.0152192"/>
          <table:table-cell office:value-type="float" office:value="0.6971508"/>
          <table:table-cell office:value-type="float" office:value="0.2510043"/>
          <table:table-cell office:value-type="float" office:value="0.0238966"/>
          <table:table-cell office:value-type="float" office:value="0.6971508"/>
          <table:table-cell office:value-type="float" office:value="0.2510043"/>
          <table:table-cell office:value-type="float" office:value="0.0300966"/>
          <table:table-cell office:value-type="float" office:value="0.6971508"/>
          <table:table-cell office:value-type="float" office:value="0.2510043"/>
          <table:table-cell office:value-type="float" office:value="0.0362966"/>
          <table:table-cell office:value-type="float" office:value="0.6971508"/>
          <table:table-cell office:value-type="float" office:value="0.2510044"/>
          <table:table-cell office:value-type="float" office:value="0.0424966"/>
          <table:table-cell office:value-type="float" office:value="0.6971508"/>
          <table:table-cell office:value-type="float" office:value="0.2510044"/>
          <table:table-cell office:value-type="float" office:value="0.0486966"/>
          <table:table-cell office:value-type="float" office:value="0.6971508"/>
          <table:table-cell office:value-type="float" office:value="0.2510044"/>
          <table:table-cell office:value-type="float" office:value="0.0548966"/>
          <table:table-cell office:value-type="float" office:value="0.6931655"/>
          <table:table-cell office:value-type="float" office:value="0.2462548"/>
          <table:table-cell office:value-type="float" office:value="0.0238966"/>
          <table:table-cell office:value-type="float" office:value="0.6931655"/>
          <table:table-cell office:value-type="float" office:value="0.2462548"/>
          <table:table-cell office:value-type="float" office:value="0.0300966"/>
          <table:table-cell office:value-type="float" office:value="0.6931655"/>
          <table:table-cell office:value-type="float" office:value="0.2462549"/>
          <table:table-cell office:value-type="float" office:value="0.0362966"/>
          <table:table-cell office:value-type="float" office:value="0.6931655"/>
          <table:table-cell office:value-type="float" office:value="0.2462549"/>
          <table:table-cell office:value-type="float" office:value="0.0424966"/>
          <table:table-cell office:value-type="float" office:value="0.6931655"/>
          <table:table-cell office:value-type="float" office:value="0.2462549"/>
          <table:table-cell office:value-type="float" office:value="0.0486966"/>
          <table:table-cell office:value-type="float" office:value="0.6931655"/>
          <table:table-cell office:value-type="float" office:value="0.246255"/>
          <table:table-cell office:value-type="float" office:value="0.0548966"/>
        </table:table-row>
        <table:table-row>
          <table:table-cell>
            <text:p>z_rot_pl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>
            <text:p>2025-08-21 13:02:25</text:p>
          </table:table-cell>
          <table:table-cell office:value-type="float" office:value="0.0001369"/>
          <table:table-cell office:value-type="float" office:value="0.6953676"/>
          <table:table-cell office:value-type="float" office:value="0.6955044"/>
          <table:table-cell office:value-type="float" office:value="0.2491082"/>
          <table:table-cell office:value-type="float" office:value="0.0386027"/>
          <table:table-cell office:value-type="float" office:value="10"/>
          <table:table-cell office:value-type="float" office:value="0.7908899784088135"/>
          <table:table-cell office:value-type="float" office:value="0.2820799946784973"/>
          <table:table-cell office:value-type="float" office:value="0.5088099837303162"/>
          <table:table-cell office:value-type="float" office:value="0.4797311544418335"/>
          <table:table-cell office:value-type="float" office:value="0.16362471548160878"/>
          <table:table-cell office:value-type="float" office:value="0.5166524767875671"/>
          <table:table-cell office:value-type="float" office:value="0.44280983209609986"/>
          <table:table-cell office:value-type="float" office:value="0.07384264469146723"/>
          <table:table-cell office:value-type="float" office:value="0.3637192"/>
          <table:table-cell office:value-type="float" office:value="0.4706308"/>
          <table:table-cell office:value-type="float" office:value="0.5098924"/>
          <table:table-cell office:value-type="float" office:value="0.54653"/>
          <table:table-cell office:value-type="float" office:value="0.69249"/>
          <table:table-cell office:value-type="float" office:value="-0.0020008"/>
          <table:table-cell office:value-type="float" office:value="0.32718"/>
          <table:table-cell office:value-type="float" office:value="0.34768"/>
          <table:table-cell office:value-type="float" office:value="0.28208"/>
          <table:table-cell office:value-type="float" office:value="0.4662192"/>
          <table:table-cell office:value-type="float" office:value="0.79089"/>
          <table:table-cell office:value-type="float" office:value="0.0152192"/>
          <table:table-cell office:value-type="float" office:value="0.6971456"/>
          <table:table-cell office:value-type="float" office:value="0.2514521"/>
          <table:table-cell office:value-type="float" office:value="0.023903"/>
          <table:table-cell office:value-type="float" office:value="0.6971456"/>
          <table:table-cell office:value-type="float" office:value="0.2514521"/>
          <table:table-cell office:value-type="float" office:value="0.030103"/>
          <table:table-cell office:value-type="float" office:value="0.6971456"/>
          <table:table-cell office:value-type="float" office:value="0.2514522"/>
          <table:table-cell office:value-type="float" office:value="0.036303"/>
          <table:table-cell office:value-type="float" office:value="0.6971457"/>
          <table:table-cell office:value-type="float" office:value="0.2514522"/>
          <table:table-cell office:value-type="float" office:value="0.042503"/>
          <table:table-cell office:value-type="float" office:value="0.6971457"/>
          <table:table-cell office:value-type="float" office:value="0.2514522"/>
          <table:table-cell office:value-type="float" office:value="0.048703"/>
          <table:table-cell office:value-type="float" office:value="0.6971457"/>
          <table:table-cell office:value-type="float" office:value="0.2514522"/>
          <table:table-cell office:value-type="float" office:value="0.054903"/>
          <table:table-cell office:value-type="float" office:value="0.6935894"/>
          <table:table-cell office:value-type="float" office:value="0.2463734"/>
          <table:table-cell office:value-type="float" office:value="0.023903"/>
          <table:table-cell office:value-type="float" office:value="0.6935895"/>
          <table:table-cell office:value-type="float" office:value="0.2463734"/>
          <table:table-cell office:value-type="float" office:value="0.030103"/>
          <table:table-cell office:value-type="float" office:value="0.6935895"/>
          <table:table-cell office:value-type="float" office:value="0.2463734"/>
          <table:table-cell office:value-type="float" office:value="0.036303"/>
          <table:table-cell office:value-type="float" office:value="0.6935895"/>
          <table:table-cell office:value-type="float" office:value="0.2463734"/>
          <table:table-cell office:value-type="float" office:value="0.042503"/>
          <table:table-cell office:value-type="float" office:value="0.6935895"/>
          <table:table-cell office:value-type="float" office:value="0.2463734"/>
          <table:table-cell office:value-type="float" office:value="0.048703"/>
          <table:table-cell office:value-type="float" office:value="0.6935895"/>
          <table:table-cell office:value-type="float" office:value="0.2463734"/>
          <table:table-cell office:value-type="float" office:value="0.054903"/>
        </table:table-row>
        <table:table-row>
          <table:table-cell>
            <text:p>z_rot_pl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>
            <text:p>2025-08-21 13:02:38</text:p>
          </table:table-cell>
          <table:table-cell office:value-type="float" office:value="4.03e-05"/>
          <table:table-cell office:value-type="float" office:value="0.6955543"/>
          <table:table-cell office:value-type="float" office:value="0.6955946"/>
          <table:table-cell office:value-type="float" office:value="0.2492797"/>
          <table:table-cell office:value-type="float" office:value="0.0389808"/>
          <table:table-cell office:value-type="float" office:value="10"/>
          <table:table-cell office:value-type="float" office:value="0.8933899998664856"/>
          <table:table-cell office:value-type="float" office:value="0.33250999450683594"/>
          <table:table-cell office:value-type="float" office:value="0.5608800053596497"/>
          <table:table-cell office:value-type="float" office:value="0.5169181555509568"/>
          <table:table-cell office:value-type="float" office:value="0.1952829901309603"/>
          <table:table-cell office:value-type="float" office:value="0.5303464770317078"/>
          <table:table-cell office:value-type="float" office:value="0.5034898340702056"/>
          <table:table-cell office:value-type="float" office:value="0.026856642961502142"/>
          <table:table-cell office:value-type="float" office:value="0.3419892"/>
          <table:table-cell office:value-type="float" office:value="0.4124108"/>
          <table:table-cell office:value-type="float" office:value="0.4574124"/>
          <table:table-cell office:value-type="float" office:value="0.54653"/>
          <table:table-cell office:value-type="float" office:value="0.89339"/>
          <table:table-cell office:value-type="float" office:value="-0.0003608"/>
          <table:table-cell office:value-type="float" office:value="0.39729"/>
          <table:table-cell office:value-type="float" office:value="0.41123"/>
          <table:table-cell office:value-type="float" office:value="0.33251"/>
          <table:table-cell office:value-type="float" office:value="0.5514992"/>
          <table:table-cell office:value-type="float" office:value="0.82492"/>
          <table:table-cell office:value-type="float" office:value="0.0156292"/>
          <table:table-cell office:value-type="float" office:value="0.6971044"/>
          <table:table-cell office:value-type="float" office:value="0.2518946"/>
          <table:table-cell office:value-type="float" office:value="0.0239031"/>
          <table:table-cell office:value-type="float" office:value="0.6971044"/>
          <table:table-cell office:value-type="float" office:value="0.2518946"/>
          <table:table-cell office:value-type="float" office:value="0.0301031"/>
          <table:table-cell office:value-type="float" office:value="0.6971043"/>
          <table:table-cell office:value-type="float" office:value="0.2518946"/>
          <table:table-cell office:value-type="float" office:value="0.0363031"/>
          <table:table-cell office:value-type="float" office:value="0.6971043"/>
          <table:table-cell office:value-type="float" office:value="0.2518947"/>
          <table:table-cell office:value-type="float" office:value="0.0425031"/>
          <table:table-cell office:value-type="float" office:value="0.6971043"/>
          <table:table-cell office:value-type="float" office:value="0.2518947"/>
          <table:table-cell office:value-type="float" office:value="0.0487031"/>
          <table:table-cell office:value-type="float" office:value="0.6971043"/>
          <table:table-cell office:value-type="float" office:value="0.2518947"/>
          <table:table-cell office:value-type="float" office:value="0.0549031"/>
          <table:table-cell office:value-type="float" office:value="0.6940044"/>
          <table:table-cell office:value-type="float" office:value="0.2465252"/>
          <table:table-cell office:value-type="float" office:value="0.0239032"/>
          <table:table-cell office:value-type="float" office:value="0.6940044"/>
          <table:table-cell office:value-type="float" office:value="0.2465252"/>
          <table:table-cell office:value-type="float" office:value="0.0301032"/>
          <table:table-cell office:value-type="float" office:value="0.6940043"/>
          <table:table-cell office:value-type="float" office:value="0.2465253"/>
          <table:table-cell office:value-type="float" office:value="0.0363032"/>
          <table:table-cell office:value-type="float" office:value="0.6940043"/>
          <table:table-cell office:value-type="float" office:value="0.2465253"/>
          <table:table-cell office:value-type="float" office:value="0.0425032"/>
          <table:table-cell office:value-type="float" office:value="0.6940043"/>
          <table:table-cell office:value-type="float" office:value="0.2465253"/>
          <table:table-cell office:value-type="float" office:value="0.0487032"/>
          <table:table-cell office:value-type="float" office:value="0.6940043"/>
          <table:table-cell office:value-type="float" office:value="0.2465254"/>
          <table:table-cell office:value-type="float" office:value="0.0549032"/>
        </table:table-row>
        <table:table-row>
          <table:table-cell>
            <text:p>z_rot_pl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>
            <text:p>2025-08-21 13:02:51</text:p>
          </table:table-cell>
          <table:table-cell office:value-type="float" office:value="-4.76e-05"/>
          <table:table-cell office:value-type="float" office:value="0.6957217"/>
          <table:table-cell office:value-type="float" office:value="0.695674"/>
          <table:table-cell office:value-type="float" office:value="0.2494143"/>
          <table:table-cell office:value-type="float" office:value="0.0391851"/>
          <table:table-cell office:value-type="float" office:value="10"/>
          <table:table-cell office:value-type="float" office:value="1.0241800546646118"/>
          <table:table-cell office:value-type="float" office:value="0.30303919315338135"/>
          <table:table-cell office:value-type="float" office:value="0.7211408615112305"/>
          <table:table-cell office:value-type="float" office:value="0.5398781597614288"/>
          <table:table-cell office:value-type="float" office:value="0.23012128808876764"/>
          <table:table-cell office:value-type="float" office:value="0.5202604830265045"/>
          <table:table-cell office:value-type="float" office:value="0.5594958364963531"/>
          <table:table-cell office:value-type="float" office:value="0.03923535346984863"/>
          <table:table-cell office:value-type="float" office:value="0.3030392"/>
          <table:table-cell office:value-type="float" office:value="0.3582908"/>
          <table:table-cell office:value-type="float" office:value="0.4057524"/>
          <table:table-cell office:value-type="float" office:value="0.51004"/>
          <table:table-cell office:value-type="float" office:value="1.0241801"/>
          <table:table-cell office:value-type="float" office:value="-0.0007708"/>
          <table:table-cell office:value-type="float" office:value="0.4592"/>
          <table:table-cell office:value-type="float" office:value="0.48093"/>
          <table:table-cell office:value-type="float" office:value="0.38704"/>
          <table:table-cell office:value-type="float" office:value="0.6244792"/>
          <table:table-cell office:value-type="float" office:value="0.84583"/>
          <table:table-cell office:value-type="float" office:value="0.0156292"/>
          <table:table-cell office:value-type="float" office:value="0.6970318"/>
          <table:table-cell office:value-type="float" office:value="0.2523259"/>
          <table:table-cell office:value-type="float" office:value="0.0239016"/>
          <table:table-cell office:value-type="float" office:value="0.6970318"/>
          <table:table-cell office:value-type="float" office:value="0.2523259"/>
          <table:table-cell office:value-type="float" office:value="0.0301016"/>
          <table:table-cell office:value-type="float" office:value="0.6970318"/>
          <table:table-cell office:value-type="float" office:value="0.2523259"/>
          <table:table-cell office:value-type="float" office:value="0.0363016"/>
          <table:table-cell office:value-type="float" office:value="0.6970317"/>
          <table:table-cell office:value-type="float" office:value="0.2523259"/>
          <table:table-cell office:value-type="float" office:value="0.0425016"/>
          <table:table-cell office:value-type="float" office:value="0.6970317"/>
          <table:table-cell office:value-type="float" office:value="0.2523259"/>
          <table:table-cell office:value-type="float" office:value="0.0487016"/>
          <table:table-cell office:value-type="float" office:value="0.6970317"/>
          <table:table-cell office:value-type="float" office:value="0.252326"/>
          <table:table-cell office:value-type="float" office:value="0.0549016"/>
          <table:table-cell office:value-type="float" office:value="0.6944116"/>
          <table:table-cell office:value-type="float" office:value="0.2467067"/>
          <table:table-cell office:value-type="float" office:value="0.0239017"/>
          <table:table-cell office:value-type="float" office:value="0.6944116"/>
          <table:table-cell office:value-type="float" office:value="0.2467068"/>
          <table:table-cell office:value-type="float" office:value="0.0301017"/>
          <table:table-cell office:value-type="float" office:value="0.6944116"/>
          <table:table-cell office:value-type="float" office:value="0.2467068"/>
          <table:table-cell office:value-type="float" office:value="0.0363017"/>
          <table:table-cell office:value-type="float" office:value="0.6944115"/>
          <table:table-cell office:value-type="float" office:value="0.2467068"/>
          <table:table-cell office:value-type="float" office:value="0.0425017"/>
          <table:table-cell office:value-type="float" office:value="0.6944115"/>
          <table:table-cell office:value-type="float" office:value="0.2467068"/>
          <table:table-cell office:value-type="float" office:value="0.0487017"/>
          <table:table-cell office:value-type="float" office:value="0.6944115"/>
          <table:table-cell office:value-type="float" office:value="0.2467068"/>
          <table:table-cell office:value-type="float" office:value="0.0549017"/>
        </table:table-row>
        <table:table-row>
          <table:table-cell>
            <text:p>z_rot_pl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>
            <text:p>2025-08-21 13:03:03</text:p>
          </table:table-cell>
          <table:table-cell office:value-type="float" office:value="-0.000158"/>
          <table:table-cell office:value-type="float" office:value="0.6958579"/>
          <table:table-cell office:value-type="float" office:value="0.6956999"/>
          <table:table-cell office:value-type="float" office:value="0.2494013"/>
          <table:table-cell office:value-type="float" office:value="0.0394575"/>
          <table:table-cell office:value-type="float" office:value="10"/>
          <table:table-cell office:value-type="float" office:value="1.142259955406189"/>
          <table:table-cell office:value-type="float" office:value="0.24522919952869415"/>
          <table:table-cell office:value-type="float" office:value="0.8970307558774948"/>
          <table:table-cell office:value-type="float" office:value="0.57579415589571"/>
          <table:table-cell office:value-type="float" office:value="0.2925431916676994"/>
          <table:table-cell office:value-type="float" office:value="0.49000246822834015"/>
          <table:table-cell office:value-type="float" office:value="0.6615858435630798"/>
          <table:table-cell office:value-type="float" office:value="0.17158337533473966"/>
          <table:table-cell office:value-type="float" office:value="0.2452292"/>
          <table:table-cell office:value-type="float" office:value="0.2894108"/>
          <table:table-cell office:value-type="float" office:value="0.3319524"/>
          <table:table-cell office:value-type="float" office:value="0.44116"/>
          <table:table-cell office:value-type="float" office:value="1.14226"/>
          <table:table-cell office:value-type="float" office:value="-0.0007708"/>
          <table:table-cell office:value-type="float" office:value="0.52234"/>
          <table:table-cell office:value-type="float" office:value="0.57195"/>
          <table:table-cell office:value-type="float" office:value="0.48134"/>
          <table:table-cell office:value-type="float" office:value="0.8602292"/>
          <table:table-cell office:value-type="float" office:value="0.87207"/>
          <table:table-cell office:value-type="float" office:value="0.0143992"/>
          <table:table-cell office:value-type="float" office:value="0.6969182"/>
          <table:table-cell office:value-type="float" office:value="0.2527484"/>
          <table:table-cell office:value-type="float" office:value="0.0238987"/>
          <table:table-cell office:value-type="float" office:value="0.6969182"/>
          <table:table-cell office:value-type="float" office:value="0.2527484"/>
          <table:table-cell office:value-type="float" office:value="0.0300987"/>
          <table:table-cell office:value-type="float" office:value="0.6969182"/>
          <table:table-cell office:value-type="float" office:value="0.2527483"/>
          <table:table-cell office:value-type="float" office:value="0.0362987"/>
          <table:table-cell office:value-type="float" office:value="0.6969182"/>
          <table:table-cell office:value-type="float" office:value="0.2527483"/>
          <table:table-cell office:value-type="float" office:value="0.0424987"/>
          <table:table-cell office:value-type="float" office:value="0.6969182"/>
          <table:table-cell office:value-type="float" office:value="0.2527483"/>
          <table:table-cell office:value-type="float" office:value="0.0486987"/>
          <table:table-cell office:value-type="float" office:value="0.6969181"/>
          <table:table-cell office:value-type="float" office:value="0.2527483"/>
          <table:table-cell office:value-type="float" office:value="0.0548987"/>
          <table:table-cell office:value-type="float" office:value="0.6947977"/>
          <table:table-cell office:value-type="float" office:value="0.2469223"/>
          <table:table-cell office:value-type="float" office:value="0.0238987"/>
          <table:table-cell office:value-type="float" office:value="0.6947977"/>
          <table:table-cell office:value-type="float" office:value="0.2469223"/>
          <table:table-cell office:value-type="float" office:value="0.0300987"/>
          <table:table-cell office:value-type="float" office:value="0.6947977"/>
          <table:table-cell office:value-type="float" office:value="0.2469222"/>
          <table:table-cell office:value-type="float" office:value="0.0362987"/>
          <table:table-cell office:value-type="float" office:value="0.6947976"/>
          <table:table-cell office:value-type="float" office:value="0.2469222"/>
          <table:table-cell office:value-type="float" office:value="0.0424987"/>
          <table:table-cell office:value-type="float" office:value="0.6947976"/>
          <table:table-cell office:value-type="float" office:value="0.2469222"/>
          <table:table-cell office:value-type="float" office:value="0.0486987"/>
          <table:table-cell office:value-type="float" office:value="0.6947976"/>
          <table:table-cell office:value-type="float" office:value="0.2469222"/>
          <table:table-cell office:value-type="float" office:value="0.0548987"/>
        </table:table-row>
        <table:table-row>
          <table:table-cell>
            <text:p>z_rot_pl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>
            <text:p>2025-08-21 13:03:16</text:p>
          </table:table-cell>
          <table:table-cell office:value-type="float" office:value="-0.0001067"/>
          <table:table-cell office:value-type="float" office:value="0.6959611"/>
          <table:table-cell office:value-type="float" office:value="0.6958544"/>
          <table:table-cell office:value-type="float" office:value="0.2497717"/>
          <table:table-cell office:value-type="float" office:value="0.0396818"/>
          <table:table-cell office:value-type="float" office:value="10"/>
          <table:table-cell office:value-type="float" office:value="1.3976900577545166"/>
          <table:table-cell office:value-type="float" office:value="0.20709919929504395"/>
          <table:table-cell office:value-type="float" office:value="1.1905908584594727"/>
          <table:table-cell office:value-type="float" office:value="0.5878481596708298"/>
          <table:table-cell office:value-type="float" office:value="0.3887812927457443"/>
          <table:table-cell office:value-type="float" office:value="0.5096824944019318"/>
          <table:table-cell office:value-type="float" office:value="0.6660138249397278"/>
          <table:table-cell office:value-type="float" office:value="0.15633133053779602"/>
          <table:table-cell office:value-type="float" office:value="0.2070992"/>
          <table:table-cell office:value-type="float" office:value="0.2451308"/>
          <table:table-cell office:value-type="float" office:value="0.2917724"/>
          <table:table-cell office:value-type="float" office:value="0.40672"/>
          <table:table-cell office:value-type="float" office:value="1.3976901"/>
          <table:table-cell office:value-type="float" office:value="-0.0011808"/>
          <table:table-cell office:value-type="float" office:value="0.51824"/>
          <table:table-cell office:value-type="float" office:value="0.57728"/>
          <table:table-cell office:value-type="float" office:value="0.52357"/>
          <table:table-cell office:value-type="float" office:value="1.1464092"/>
          <table:table-cell office:value-type="float" office:value="0.56457"/>
          <table:table-cell office:value-type="float" office:value="0.0135792"/>
          <table:table-cell office:value-type="float" office:value="0.6967634"/>
          <table:table-cell office:value-type="float" office:value="0.2531642"/>
          <table:table-cell office:value-type="float" office:value="0.0239019"/>
          <table:table-cell office:value-type="float" office:value="0.6967634"/>
          <table:table-cell office:value-type="float" office:value="0.2531642"/>
          <table:table-cell office:value-type="float" office:value="0.0301019"/>
          <table:table-cell office:value-type="float" office:value="0.6967634"/>
          <table:table-cell office:value-type="float" office:value="0.2531642"/>
          <table:table-cell office:value-type="float" office:value="0.0363019"/>
          <table:table-cell office:value-type="float" office:value="0.6967634"/>
          <table:table-cell office:value-type="float" office:value="0.2531643"/>
          <table:table-cell office:value-type="float" office:value="0.0425019"/>
          <table:table-cell office:value-type="float" office:value="0.6967634"/>
          <table:table-cell office:value-type="float" office:value="0.2531643"/>
          <table:table-cell office:value-type="float" office:value="0.0487019"/>
          <table:table-cell office:value-type="float" office:value="0.6967634"/>
          <table:table-cell office:value-type="float" office:value="0.2531643"/>
          <table:table-cell office:value-type="float" office:value="0.0549019"/>
          <table:table-cell office:value-type="float" office:value="0.6951588"/>
          <table:table-cell office:value-type="float" office:value="0.2471755"/>
          <table:table-cell office:value-type="float" office:value="0.0239019"/>
          <table:table-cell office:value-type="float" office:value="0.6951588"/>
          <table:table-cell office:value-type="float" office:value="0.2471755"/>
          <table:table-cell office:value-type="float" office:value="0.0301019"/>
          <table:table-cell office:value-type="float" office:value="0.6951588"/>
          <table:table-cell office:value-type="float" office:value="0.2471755"/>
          <table:table-cell office:value-type="float" office:value="0.0363019"/>
          <table:table-cell office:value-type="float" office:value="0.6951588"/>
          <table:table-cell office:value-type="float" office:value="0.2471755"/>
          <table:table-cell office:value-type="float" office:value="0.0425019"/>
          <table:table-cell office:value-type="float" office:value="0.6951588"/>
          <table:table-cell office:value-type="float" office:value="0.2471755"/>
          <table:table-cell office:value-type="float" office:value="0.0487019"/>
          <table:table-cell office:value-type="float" office:value="0.6951587"/>
          <table:table-cell office:value-type="float" office:value="0.2471755"/>
          <table:table-cell office:value-type="float" office:value="0.0549019"/>
        </table:table-row>
        <table:table-row>
          <table:table-cell>
            <text:p>z_rot_pl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>
            <text:p>2025-08-21 13:03:29</text:p>
          </table:table-cell>
          <table:table-cell office:value-type="float" office:value="-7.38e-05"/>
          <table:table-cell office:value-type="float" office:value="0.6960371"/>
          <table:table-cell office:value-type="float" office:value="0.6959632"/>
          <table:table-cell office:value-type="float" office:value="0.2500902"/>
          <table:table-cell office:value-type="float" office:value="0.0414974"/>
          <table:table-cell office:value-type="float" office:value="10"/>
          <table:table-cell office:value-type="float" office:value="1.8253200054168701"/>
          <table:table-cell office:value-type="float" office:value="0.20586919784545898"/>
          <table:table-cell office:value-type="float" office:value="1.6194508075714111"/>
          <table:table-cell office:value-type="float" office:value="0.7002291560173035"/>
          <table:table-cell office:value-type="float" office:value="0.5508791106346655"/>
          <table:table-cell office:value-type="float" office:value="0.6042284786701202"/>
          <table:table-cell office:value-type="float" office:value="0.7962298333644867"/>
          <table:table-cell office:value-type="float" office:value="0.19200135469436652"/>
          <table:table-cell office:value-type="float" office:value="0.2058692"/>
          <table:table-cell office:value-type="float" office:value="0.2451308"/>
          <table:table-cell office:value-type="float" office:value="0.2971024"/>
          <table:table-cell office:value-type="float" office:value="0.44772"/>
          <table:table-cell office:value-type="float" office:value="1.82532"/>
          <table:table-cell office:value-type="float" office:value="-0.0003608"/>
          <table:table-cell office:value-type="float" office:value="0.45797"/>
          <table:table-cell office:value-type="float" office:value="0.50635"/>
          <table:table-cell office:value-type="float" office:value="0.48626"/>
          <table:table-cell office:value-type="float" office:value="1.2062691"/>
          <table:table-cell office:value-type="float" office:value="1.3243001"/>
          <table:table-cell office:value-type="float" office:value="0.0131692"/>
          <table:table-cell office:value-type="float" office:value="0.6965755"/>
          <table:table-cell office:value-type="float" office:value="0.2535617"/>
          <table:table-cell office:value-type="float" office:value="0.0238964"/>
          <table:table-cell office:value-type="float" office:value="0.6965754"/>
          <table:table-cell office:value-type="float" office:value="0.2535617"/>
          <table:table-cell office:value-type="float" office:value="0.0300964"/>
          <table:table-cell office:value-type="float" office:value="0.6965754"/>
          <table:table-cell office:value-type="float" office:value="0.2535617"/>
          <table:table-cell office:value-type="float" office:value="0.0362964"/>
          <table:table-cell office:value-type="float" office:value="0.6965753"/>
          <table:table-cell office:value-type="float" office:value="0.2535617"/>
          <table:table-cell office:value-type="float" office:value="0.0424964"/>
          <table:table-cell office:value-type="float" office:value="0.6965753"/>
          <table:table-cell office:value-type="float" office:value="0.2535617"/>
          <table:table-cell office:value-type="float" office:value="0.0486964"/>
          <table:table-cell office:value-type="float" office:value="0.6965752"/>
          <table:table-cell office:value-type="float" office:value="0.2535616"/>
          <table:table-cell office:value-type="float" office:value="0.0548964"/>
          <table:table-cell office:value-type="float" office:value="0.6954989"/>
          <table:table-cell office:value-type="float" office:value="0.2474559"/>
          <table:table-cell office:value-type="float" office:value="0.0238964"/>
          <table:table-cell office:value-type="float" office:value="0.6954988"/>
          <table:table-cell office:value-type="float" office:value="0.2474559"/>
          <table:table-cell office:value-type="float" office:value="0.0300964"/>
          <table:table-cell office:value-type="float" office:value="0.6954988"/>
          <table:table-cell office:value-type="float" office:value="0.2474559"/>
          <table:table-cell office:value-type="float" office:value="0.0362964"/>
          <table:table-cell office:value-type="float" office:value="0.6954987"/>
          <table:table-cell office:value-type="float" office:value="0.2474559"/>
          <table:table-cell office:value-type="float" office:value="0.0424964"/>
          <table:table-cell office:value-type="float" office:value="0.6954987"/>
          <table:table-cell office:value-type="float" office:value="0.2474558"/>
          <table:table-cell office:value-type="float" office:value="0.0486964"/>
          <table:table-cell office:value-type="float" office:value="0.6954986"/>
          <table:table-cell office:value-type="float" office:value="0.2474558"/>
          <table:table-cell office:value-type="float" office:value="0.0548964"/>
        </table:table-row>
        <table:table-row>
          <table:table-cell>
            <text:p>z_rot_pl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>
            <text:p>2025-08-21 13:03:41</text:p>
          </table:table-cell>
          <table:table-cell office:value-type="float" office:value="-9.29e-05"/>
          <table:table-cell office:value-type="float" office:value="0.696079"/>
          <table:table-cell office:value-type="float" office:value="0.6959861"/>
          <table:table-cell office:value-type="float" office:value="0.2498048"/>
          <table:table-cell office:value-type="float" office:value="0.0440159"/>
          <table:table-cell office:value-type="float" office:value="10"/>
          <table:table-cell office:value-type="float" office:value="4.330009937286377"/>
          <table:table-cell office:value-type="float" office:value="0.2103791981935501"/>
          <table:table-cell office:value-type="float" office:value="4.119630739092827"/>
          <table:table-cell office:value-type="float" office:value="1.0085081562399865"/>
          <table:table-cell office:value-type="float" office:value="1.2961497895257437"/>
          <table:table-cell office:value-type="float" office:value="0.6618744879961014"/>
          <table:table-cell office:value-type="float" office:value="1.3551418244838715"/>
          <table:table-cell office:value-type="float" office:value="0.6932673364877702"/>
          <table:table-cell office:value-type="float" office:value="0.2103792"/>
          <table:table-cell office:value-type="float" office:value="0.2562008"/>
          <table:table-cell office:value-type="float" office:value="0.3114524"/>
          <table:table-cell office:value-type="float" office:value="0.50881"/>
          <table:table-cell office:value-type="float" office:value="2.0225301"/>
          <table:table-cell office:value-type="float" office:value="-0.0011808"/>
          <table:table-cell office:value-type="float" office:value="0.38909"/>
          <table:table-cell office:value-type="float" office:value="0.41574"/>
          <table:table-cell office:value-type="float" office:value="0.42353"/>
          <table:table-cell office:value-type="float" office:value="1.2173392"/>
          <table:table-cell office:value-type="float" office:value="4.3300099"/>
          <table:table-cell office:value-type="float" office:value="0.0098892"/>
          <table:table-cell office:value-type="float" office:value="0.6963492"/>
          <table:table-cell office:value-type="float" office:value="0.2539544"/>
          <table:table-cell office:value-type="float" office:value="0.0238941"/>
          <table:table-cell office:value-type="float" office:value="0.6963492"/>
          <table:table-cell office:value-type="float" office:value="0.2539544"/>
          <table:table-cell office:value-type="float" office:value="0.0300941"/>
          <table:table-cell office:value-type="float" office:value="0.6963492"/>
          <table:table-cell office:value-type="float" office:value="0.2539544"/>
          <table:table-cell office:value-type="float" office:value="0.0362941"/>
          <table:table-cell office:value-type="float" office:value="0.6963492"/>
          <table:table-cell office:value-type="float" office:value="0.2539544"/>
          <table:table-cell office:value-type="float" office:value="0.0424941"/>
          <table:table-cell office:value-type="float" office:value="0.6963492"/>
          <table:table-cell office:value-type="float" office:value="0.2539544"/>
          <table:table-cell office:value-type="float" office:value="0.0486941"/>
          <table:table-cell office:value-type="float" office:value="0.6963492"/>
          <table:table-cell office:value-type="float" office:value="0.2539544"/>
          <table:table-cell office:value-type="float" office:value="0.0548941"/>
          <table:table-cell office:value-type="float" office:value="0.6958088"/>
          <table:table-cell office:value-type="float" office:value="0.247778"/>
          <table:table-cell office:value-type="float" office:value="0.0238942"/>
          <table:table-cell office:value-type="float" office:value="0.6958088"/>
          <table:table-cell office:value-type="float" office:value="0.247778"/>
          <table:table-cell office:value-type="float" office:value="0.0300942"/>
          <table:table-cell office:value-type="float" office:value="0.6958088"/>
          <table:table-cell office:value-type="float" office:value="0.247778"/>
          <table:table-cell office:value-type="float" office:value="0.0362942"/>
          <table:table-cell office:value-type="float" office:value="0.6958088"/>
          <table:table-cell office:value-type="float" office:value="0.247778"/>
          <table:table-cell office:value-type="float" office:value="0.0424942"/>
          <table:table-cell office:value-type="float" office:value="0.6958088"/>
          <table:table-cell office:value-type="float" office:value="0.247778"/>
          <table:table-cell office:value-type="float" office:value="0.0486942"/>
          <table:table-cell office:value-type="float" office:value="0.6958088"/>
          <table:table-cell office:value-type="float" office:value="0.247778"/>
          <table:table-cell office:value-type="float" office:value="0.0548942"/>
        </table:table-row>
        <table:table-row>
          <table:table-cell>
            <text:p>z_rot_pl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>
            <text:p>2025-08-21 13:03:54</text:p>
          </table:table-cell>
          <table:table-cell office:value-type="float" office:value="1e-07"/>
          <table:table-cell office:value-type="float" office:value="0.6960973"/>
          <table:table-cell office:value-type="float" office:value="0.6960974"/>
          <table:table-cell office:value-type="float" office:value="0.2502287"/>
          <table:table-cell office:value-type="float" office:value="0.0444315"/>
          <table:table-cell office:value-type="float" office:value="10"/>
          <table:table-cell office:value-type="float" office:value="4.8322601318359375"/>
          <table:table-cell office:value-type="float" office:value="0.222269207239151"/>
          <table:table-cell office:value-type="float" office:value="4.6099909245967865"/>
          <table:table-cell office:value-type="float" office:value="1.0601681649684906"/>
          <table:table-cell office:value-type="float" office:value="1.4493253822122492"/>
          <table:table-cell office:value-type="float" office:value="0.725916463136673"/>
          <table:table-cell office:value-type="float" office:value="1.3944198668003083"/>
          <table:table-cell office:value-type="float" office:value="0.6685034036636353"/>
          <table:table-cell office:value-type="float" office:value="0.2222692"/>
          <table:table-cell office:value-type="float" office:value="0.2931008"/>
          <table:table-cell office:value-type="float" office:value="0.3639324"/>
          <table:table-cell office:value-type="float" office:value="0.6027"/>
          <table:table-cell office:value-type="float" office:value="2.1475799"/>
          <table:table-cell office:value-type="float" office:value="-0.0011808"/>
          <table:table-cell office:value-type="float" office:value="0.32841"/>
          <table:table-cell office:value-type="float" office:value="0.35793"/>
          <table:table-cell office:value-type="float" office:value="0.36736"/>
          <table:table-cell office:value-type="float" office:value="1.0861392"/>
          <table:table-cell office:value-type="float" office:value="4.8322601"/>
          <table:table-cell office:value-type="float" office:value="0.0102992"/>
          <table:table-cell office:value-type="float" office:value="0.6960972"/>
          <table:table-cell office:value-type="float" office:value="0.254306"/>
          <table:table-cell office:value-type="float" office:value="0.0239048"/>
          <table:table-cell office:value-type="float" office:value="0.6960972"/>
          <table:table-cell office:value-type="float" office:value="0.254306"/>
          <table:table-cell office:value-type="float" office:value="0.0301048"/>
          <table:table-cell office:value-type="float" office:value="0.6960973"/>
          <table:table-cell office:value-type="float" office:value="0.254306"/>
          <table:table-cell office:value-type="float" office:value="0.0363048"/>
          <table:table-cell office:value-type="float" office:value="0.6960973"/>
          <table:table-cell office:value-type="float" office:value="0.2543061"/>
          <table:table-cell office:value-type="float" office:value="0.0425048"/>
          <table:table-cell office:value-type="float" office:value="0.6960974"/>
          <table:table-cell office:value-type="float" office:value="0.2543061"/>
          <table:table-cell office:value-type="float" office:value="0.0487048"/>
          <table:table-cell office:value-type="float" office:value="0.6960974"/>
          <table:table-cell office:value-type="float" office:value="0.2543061"/>
          <table:table-cell office:value-type="float" office:value="0.0549048"/>
          <table:table-cell office:value-type="float" office:value="0.6960972"/>
          <table:table-cell office:value-type="float" office:value="0.248106"/>
          <table:table-cell office:value-type="float" office:value="0.0239048"/>
          <table:table-cell office:value-type="float" office:value="0.6960973"/>
          <table:table-cell office:value-type="float" office:value="0.248106"/>
          <table:table-cell office:value-type="float" office:value="0.0301048"/>
          <table:table-cell office:value-type="float" office:value="0.6960973"/>
          <table:table-cell office:value-type="float" office:value="0.248106"/>
          <table:table-cell office:value-type="float" office:value="0.0363048"/>
          <table:table-cell office:value-type="float" office:value="0.6960974"/>
          <table:table-cell office:value-type="float" office:value="0.2481061"/>
          <table:table-cell office:value-type="float" office:value="0.0425048"/>
          <table:table-cell office:value-type="float" office:value="0.6960974"/>
          <table:table-cell office:value-type="float" office:value="0.2481061"/>
          <table:table-cell office:value-type="float" office:value="0.0487048"/>
          <table:table-cell office:value-type="float" office:value="0.6960974"/>
          <table:table-cell office:value-type="float" office:value="0.2481061"/>
          <table:table-cell office:value-type="float" office:value="0.0549048"/>
        </table:table-row>
        <table:table-row>
          <table:table-cell>
            <text:p>z_rot_min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.0"/>
          <table:table-cell>
            <text:p>2025-08-21 13:04:21</text:p>
          </table:table-cell>
          <table:table-cell office:value-type="float" office:value="-0.0007351"/>
          <table:table-cell office:value-type="float" office:value="0.691747"/>
          <table:table-cell office:value-type="float" office:value="0.691012"/>
          <table:table-cell office:value-type="float" office:value="0.2472854"/>
          <table:table-cell office:value-type="float" office:value="0.0394599"/>
          <table:table-cell office:value-type="float" office:value="10"/>
          <table:table-cell office:value-type="float" office:value="0.984000027179718"/>
          <table:table-cell office:value-type="float" office:value="0.1980299949645996"/>
          <table:table-cell office:value-type="float" office:value="0.7859700322151184"/>
          <table:table-cell office:value-type="float" office:value="0.36628416180610657"/>
          <table:table-cell office:value-type="float" office:value="0.23609599358205136"/>
          <table:table-cell office:value-type="float" office:value="0.27909847497940066"/>
          <table:table-cell office:value-type="float" office:value="0.4534698486328125"/>
          <table:table-cell office:value-type="float" office:value="0.17437137365341182"/>
          <table:table-cell office:value-type="float" office:value="0.2284192"/>
          <table:table-cell office:value-type="float" office:value="0.2381608"/>
          <table:table-cell office:value-type="float" office:value="0.2294524"/>
          <table:table-cell office:value-type="float" office:value="0.19803"/>
          <table:table-cell office:value-type="float" office:value="0.50143"/>
          <table:table-cell office:value-type="float" office:value="-0.0056908"/>
          <table:table-cell office:value-type="float" office:value="0.34235"/>
          <table:table-cell office:value-type="float" office:value="0.30996"/>
          <table:table-cell office:value-type="float" office:value="0.24313"/>
          <table:table-cell office:value-type="float" office:value="0.3879092"/>
          <table:table-cell office:value-type="float" office:value="0.984"/>
          <table:table-cell office:value-type="float" office:value="0.0107092"/>
          <table:table-cell office:value-type="float" office:value="0.6948352"/>
          <table:table-cell office:value-type="float" office:value="0.246951"/>
          <table:table-cell office:value-type="float" office:value="0.0238994"/>
          <table:table-cell office:value-type="float" office:value="0.6948352"/>
          <table:table-cell office:value-type="float" office:value="0.2469509"/>
          <table:table-cell office:value-type="float" office:value="0.0300994"/>
          <table:table-cell office:value-type="float" office:value="0.6948352"/>
          <table:table-cell office:value-type="float" office:value="0.2469509"/>
          <table:table-cell office:value-type="float" office:value="0.0362994"/>
          <table:table-cell office:value-type="float" office:value="0.6948352"/>
          <table:table-cell office:value-type="float" office:value="0.2469509"/>
          <table:table-cell office:value-type="float" office:value="0.0424994"/>
          <table:table-cell office:value-type="float" office:value="0.6948352"/>
          <table:table-cell office:value-type="float" office:value="0.2469509"/>
          <table:table-cell office:value-type="float" office:value="0.0486994"/>
          <table:table-cell office:value-type="float" office:value="0.6948353"/>
          <table:table-cell office:value-type="float" office:value="0.2469509"/>
          <table:table-cell office:value-type="float" office:value="0.0548994"/>
          <table:table-cell office:value-type="float" office:value="0.6886588"/>
          <table:table-cell office:value-type="float" office:value="0.2474913"/>
          <table:table-cell office:value-type="float" office:value="0.0238994"/>
          <table:table-cell office:value-type="float" office:value="0.6886588"/>
          <table:table-cell office:value-type="float" office:value="0.2474913"/>
          <table:table-cell office:value-type="float" office:value="0.0300994"/>
          <table:table-cell office:value-type="float" office:value="0.6886588"/>
          <table:table-cell office:value-type="float" office:value="0.2474913"/>
          <table:table-cell office:value-type="float" office:value="0.0362994"/>
          <table:table-cell office:value-type="float" office:value="0.6886588"/>
          <table:table-cell office:value-type="float" office:value="0.2474913"/>
          <table:table-cell office:value-type="float" office:value="0.0424994"/>
          <table:table-cell office:value-type="float" office:value="0.6886588"/>
          <table:table-cell office:value-type="float" office:value="0.2474913"/>
          <table:table-cell office:value-type="float" office:value="0.0486994"/>
          <table:table-cell office:value-type="float" office:value="0.6886588"/>
          <table:table-cell office:value-type="float" office:value="0.2474913"/>
          <table:table-cell office:value-type="float" office:value="0.054899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8-21 13:04:34</text:p>
          </table:table-cell>
          <table:table-cell office:value-type="float" office:value="-0.0009253"/>
          <table:table-cell office:value-type="float" office:value="0.6914006"/>
          <table:table-cell office:value-type="float" office:value="0.6904753"/>
          <table:table-cell office:value-type="float" office:value="0.2474281"/>
          <table:table-cell office:value-type="float" office:value="0.0393967"/>
          <table:table-cell office:value-type="float" office:value="10"/>
          <table:table-cell office:value-type="float" office:value="1.0282800197601318"/>
          <table:table-cell office:value-type="float" office:value="0.1840900033712387"/>
          <table:table-cell office:value-type="float" office:value="0.8441900163888931"/>
          <table:table-cell office:value-type="float" office:value="0.3705891579389572"/>
          <table:table-cell office:value-type="float" office:value="0.2495787806193174"/>
          <table:table-cell office:value-type="float" office:value="0.25827047824859617"/>
          <table:table-cell office:value-type="float" office:value="0.4829078376293182"/>
          <table:table-cell office:value-type="float" office:value="0.22463735938072205"/>
          <table:table-cell office:value-type="float" office:value="0.2099692"/>
          <table:table-cell office:value-type="float" office:value="0.2369308"/>
          <table:table-cell office:value-type="float" office:value="0.2138724"/>
          <table:table-cell office:value-type="float" office:value="0.18409"/>
          <table:table-cell office:value-type="float" office:value="0.44649"/>
          <table:table-cell office:value-type="float" office:value="-0.0065108"/>
          <table:table-cell office:value-type="float" office:value="0.369"/>
          <table:table-cell office:value-type="float" office:value="0.32636"/>
          <table:table-cell office:value-type="float" office:value="0.25584"/>
          <table:table-cell office:value-type="float" office:value="0.4350592"/>
          <table:table-cell office:value-type="float" office:value="1.02828"/>
          <table:table-cell office:value-type="float" office:value="0.0119392"/>
          <table:table-cell office:value-type="float" office:value="0.6944535"/>
          <table:table-cell office:value-type="float" office:value="0.2467266"/>
          <table:table-cell office:value-type="float" office:value="0.0239059"/>
          <table:table-cell office:value-type="float" office:value="0.6944535"/>
          <table:table-cell office:value-type="float" office:value="0.2467266"/>
          <table:table-cell office:value-type="float" office:value="0.0301059"/>
          <table:table-cell office:value-type="float" office:value="0.6944535"/>
          <table:table-cell office:value-type="float" office:value="0.2467266"/>
          <table:table-cell office:value-type="float" office:value="0.0363059"/>
          <table:table-cell office:value-type="float" office:value="0.6944535"/>
          <table:table-cell office:value-type="float" office:value="0.2467266"/>
          <table:table-cell office:value-type="float" office:value="0.0425059"/>
          <table:table-cell office:value-type="float" office:value="0.6944536"/>
          <table:table-cell office:value-type="float" office:value="0.2467266"/>
          <table:table-cell office:value-type="float" office:value="0.0487059"/>
          <table:table-cell office:value-type="float" office:value="0.6944536"/>
          <table:table-cell office:value-type="float" office:value="0.2467266"/>
          <table:table-cell office:value-type="float" office:value="0.0549059"/>
          <table:table-cell office:value-type="float" office:value="0.6883476"/>
          <table:table-cell office:value-type="float" office:value="0.2478032"/>
          <table:table-cell office:value-type="float" office:value="0.0239059"/>
          <table:table-cell office:value-type="float" office:value="0.6883477"/>
          <table:table-cell office:value-type="float" office:value="0.2478032"/>
          <table:table-cell office:value-type="float" office:value="0.0301059"/>
          <table:table-cell office:value-type="float" office:value="0.6883477"/>
          <table:table-cell office:value-type="float" office:value="0.2478032"/>
          <table:table-cell office:value-type="float" office:value="0.0363059"/>
          <table:table-cell office:value-type="float" office:value="0.6883477"/>
          <table:table-cell office:value-type="float" office:value="0.2478032"/>
          <table:table-cell office:value-type="float" office:value="0.0425059"/>
          <table:table-cell office:value-type="float" office:value="0.6883477"/>
          <table:table-cell office:value-type="float" office:value="0.2478032"/>
          <table:table-cell office:value-type="float" office:value="0.0487059"/>
          <table:table-cell office:value-type="float" office:value="0.6883478"/>
          <table:table-cell office:value-type="float" office:value="0.2478032"/>
          <table:table-cell office:value-type="float" office:value="0.0549059"/>
        </table:table-row>
        <table:table-row>
          <table:table-cell>
            <text:p>z_rot_min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5.0"/>
          <table:table-cell>
            <text:p>2025-08-21 13:04:47</text:p>
          </table:table-cell>
          <table:table-cell office:value-type="float" office:value="-0.0010294"/>
          <table:table-cell office:value-type="float" office:value="0.6910581"/>
          <table:table-cell office:value-type="float" office:value="0.6900287"/>
          <table:table-cell office:value-type="float" office:value="0.247617"/>
          <table:table-cell office:value-type="float" office:value="0.0392221"/>
          <table:table-cell office:value-type="float" office:value="10"/>
          <table:table-cell office:value-type="float" office:value="1.0655900239944458"/>
          <table:table-cell office:value-type="float" office:value="0.16646000742912292"/>
          <table:table-cell office:value-type="float" office:value="0.8991300165653229"/>
          <table:table-cell office:value-type="float" office:value="0.37358216643333436"/>
          <table:table-cell office:value-type="float" office:value="0.26147828710537113"/>
          <table:table-cell office:value-type="float" office:value="0.24515048265457154"/>
          <table:table-cell office:value-type="float" office:value="0.5020138502120972"/>
          <table:table-cell office:value-type="float" office:value="0.2568633675575257"/>
          <table:table-cell office:value-type="float" office:value="0.2177592"/>
          <table:table-cell office:value-type="float" office:value="0.2365208"/>
          <table:table-cell office:value-type="float" office:value="0.2040324"/>
          <table:table-cell office:value-type="float" office:value="0.16646"/>
          <table:table-cell office:value-type="float" office:value="0.40098"/>
          <table:table-cell office:value-type="float" office:value="-0.0073308"/>
          <table:table-cell office:value-type="float" office:value="0.39114"/>
          <table:table-cell office:value-type="float" office:value="0.33948"/>
          <table:table-cell office:value-type="float" office:value="0.25953"/>
          <table:table-cell office:value-type="float" office:value="0.4543292"/>
          <table:table-cell office:value-type="float" office:value="1.06559"/>
          <table:table-cell office:value-type="float" office:value="0.0111192"/>
          <table:table-cell office:value-type="float" office:value="0.6940525"/>
          <table:table-cell office:value-type="float" office:value="0.2465389"/>
          <table:table-cell office:value-type="float" office:value="0.0239009"/>
          <table:table-cell office:value-type="float" office:value="0.6940525"/>
          <table:table-cell office:value-type="float" office:value="0.2465389"/>
          <table:table-cell office:value-type="float" office:value="0.0301009"/>
          <table:table-cell office:value-type="float" office:value="0.6940525"/>
          <table:table-cell office:value-type="float" office:value="0.2465388"/>
          <table:table-cell office:value-type="float" office:value="0.0363009"/>
          <table:table-cell office:value-type="float" office:value="0.6940525"/>
          <table:table-cell office:value-type="float" office:value="0.2465388"/>
          <table:table-cell office:value-type="float" office:value="0.0425009"/>
          <table:table-cell office:value-type="float" office:value="0.6940525"/>
          <table:table-cell office:value-type="float" office:value="0.2465388"/>
          <table:table-cell office:value-type="float" office:value="0.0487009"/>
          <table:table-cell office:value-type="float" office:value="0.6940525"/>
          <table:table-cell office:value-type="float" office:value="0.2465388"/>
          <table:table-cell office:value-type="float" office:value="0.0549009"/>
          <table:table-cell office:value-type="float" office:value="0.6880637"/>
          <table:table-cell office:value-type="float" office:value="0.2481435"/>
          <table:table-cell office:value-type="float" office:value="0.0239009"/>
          <table:table-cell office:value-type="float" office:value="0.6880637"/>
          <table:table-cell office:value-type="float" office:value="0.2481435"/>
          <table:table-cell office:value-type="float" office:value="0.0301009"/>
          <table:table-cell office:value-type="float" office:value="0.6880637"/>
          <table:table-cell office:value-type="float" office:value="0.2481435"/>
          <table:table-cell office:value-type="float" office:value="0.0363009"/>
          <table:table-cell office:value-type="float" office:value="0.6880638"/>
          <table:table-cell office:value-type="float" office:value="0.2481435"/>
          <table:table-cell office:value-type="float" office:value="0.0425009"/>
          <table:table-cell office:value-type="float" office:value="0.6880638"/>
          <table:table-cell office:value-type="float" office:value="0.2481435"/>
          <table:table-cell office:value-type="float" office:value="0.0487009"/>
          <table:table-cell office:value-type="float" office:value="0.6880638"/>
          <table:table-cell office:value-type="float" office:value="0.2481435"/>
          <table:table-cell office:value-type="float" office:value="0.054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8-21 13:04:59</text:p>
          </table:table-cell>
          <table:table-cell office:value-type="float" office:value="-0.0010833"/>
          <table:table-cell office:value-type="float" office:value="0.6907226"/>
          <table:table-cell office:value-type="float" office:value="0.6896393"/>
          <table:table-cell office:value-type="float" office:value="0.2478384"/>
          <table:table-cell office:value-type="float" office:value="0.0390172"/>
          <table:table-cell office:value-type="float" office:value="10"/>
          <table:table-cell office:value-type="float" office:value="1.1078200340270996"/>
          <table:table-cell office:value-type="float" office:value="0.15826000273227692"/>
          <table:table-cell office:value-type="float" office:value="0.9495600312948227"/>
          <table:table-cell office:value-type="float" office:value="0.3771081641316414"/>
          <table:table-cell office:value-type="float" office:value="0.274688951653997"/>
          <table:table-cell office:value-type="float" office:value="0.23686847984790801"/>
          <table:table-cell office:value-type="float" office:value="0.5173478484153747"/>
          <table:table-cell office:value-type="float" office:value="0.2804793685674667"/>
          <table:table-cell office:value-type="float" office:value="0.2398992"/>
          <table:table-cell office:value-type="float" office:value="0.2303708"/>
          <table:table-cell office:value-type="float" office:value="0.1999324"/>
          <table:table-cell office:value-type="float" office:value="0.15826"/>
          <table:table-cell office:value-type="float" office:value="0.35588"/>
          <table:table-cell office:value-type="float" office:value="-0.0081508"/>
          <table:table-cell office:value-type="float" office:value="0.41738"/>
          <table:table-cell office:value-type="float" office:value="0.35014"/>
          <table:table-cell office:value-type="float" office:value="0.25133"/>
          <table:table-cell office:value-type="float" office:value="0.4600692"/>
          <table:table-cell office:value-type="float" office:value="1.10782"/>
          <table:table-cell office:value-type="float" office:value="0.0111192"/>
          <table:table-cell office:value-type="float" office:value="0.6936357"/>
          <table:table-cell office:value-type="float" office:value="0.2463838"/>
          <table:table-cell office:value-type="float" office:value="0.0239033"/>
          <table:table-cell office:value-type="float" office:value="0.6936357"/>
          <table:table-cell office:value-type="float" office:value="0.2463838"/>
          <table:table-cell office:value-type="float" office:value="0.0301033"/>
          <table:table-cell office:value-type="float" office:value="0.6936357"/>
          <table:table-cell office:value-type="float" office:value="0.2463838"/>
          <table:table-cell office:value-type="float" office:value="0.0363033"/>
          <table:table-cell office:value-type="float" office:value="0.6936357"/>
          <table:table-cell office:value-type="float" office:value="0.2463838"/>
          <table:table-cell office:value-type="float" office:value="0.0425033"/>
          <table:table-cell office:value-type="float" office:value="0.6936357"/>
          <table:table-cell office:value-type="float" office:value="0.2463839"/>
          <table:table-cell office:value-type="float" office:value="0.0487033"/>
          <table:table-cell office:value-type="float" office:value="0.6936357"/>
          <table:table-cell office:value-type="float" office:value="0.2463839"/>
          <table:table-cell office:value-type="float" office:value="0.0549033"/>
          <table:table-cell office:value-type="float" office:value="0.6878096"/>
          <table:table-cell office:value-type="float" office:value="0.2485043"/>
          <table:table-cell office:value-type="float" office:value="0.0239033"/>
          <table:table-cell office:value-type="float" office:value="0.6878096"/>
          <table:table-cell office:value-type="float" office:value="0.2485043"/>
          <table:table-cell office:value-type="float" office:value="0.0301033"/>
          <table:table-cell office:value-type="float" office:value="0.6878096"/>
          <table:table-cell office:value-type="float" office:value="0.2485044"/>
          <table:table-cell office:value-type="float" office:value="0.0363033"/>
          <table:table-cell office:value-type="float" office:value="0.6878096"/>
          <table:table-cell office:value-type="float" office:value="0.2485044"/>
          <table:table-cell office:value-type="float" office:value="0.0425033"/>
          <table:table-cell office:value-type="float" office:value="0.6878096"/>
          <table:table-cell office:value-type="float" office:value="0.2485044"/>
          <table:table-cell office:value-type="float" office:value="0.0487033"/>
          <table:table-cell office:value-type="float" office:value="0.6878096"/>
          <table:table-cell office:value-type="float" office:value="0.2485044"/>
          <table:table-cell office:value-type="float" office:value="0.0549033"/>
        </table:table-row>
        <table:table-row>
          <table:table-cell>
            <text:p>z_rot_min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5.0"/>
          <table:table-cell>
            <text:p>2025-08-21 13:05:12</text:p>
          </table:table-cell>
          <table:table-cell office:value-type="float" office:value="-0.0011664"/>
          <table:table-cell office:value-type="float" office:value="0.6904095"/>
          <table:table-cell office:value-type="float" office:value="0.6892431"/>
          <table:table-cell office:value-type="float" office:value="0.2481244"/>
          <table:table-cell office:value-type="float" office:value="0.0388253"/>
          <table:table-cell office:value-type="float" office:value="10"/>
          <table:table-cell office:value-type="float" office:value="1.1110999584197998"/>
          <table:table-cell office:value-type="float" office:value="0.14473000168800354"/>
          <table:table-cell office:value-type="float" office:value="0.9663699567317963"/>
          <table:table-cell office:value-type="float" office:value="0.37473015785217284"/>
          <table:table-cell office:value-type="float" office:value="0.28039441454166913"/>
          <table:table-cell office:value-type="float" office:value="0.21915647983551026"/>
          <table:table-cell office:value-type="float" office:value="0.5303038358688354"/>
          <table:table-cell office:value-type="float" office:value="0.3111473560333252"/>
          <table:table-cell office:value-type="float" office:value="0.2300592"/>
          <table:table-cell office:value-type="float" office:value="0.2279108"/>
          <table:table-cell office:value-type="float" office:value="0.1925524"/>
          <table:table-cell office:value-type="float" office:value="0.14473"/>
          <table:table-cell office:value-type="float" office:value="0.30053"/>
          <table:table-cell office:value-type="float" office:value="-0.0097908"/>
          <table:table-cell office:value-type="float" office:value="0.44075"/>
          <table:table-cell office:value-type="float" office:value="0.36039"/>
          <table:table-cell office:value-type="float" office:value="0.2542"/>
          <table:table-cell office:value-type="float" office:value="0.4850792"/>
          <table:table-cell office:value-type="float" office:value="1.1111"/>
          <table:table-cell office:value-type="float" office:value="0.0111192"/>
          <table:table-cell office:value-type="float" office:value="0.6932191"/>
          <table:table-cell office:value-type="float" office:value="0.2462703"/>
          <table:table-cell office:value-type="float" office:value="0.0239053"/>
          <table:table-cell office:value-type="float" office:value="0.6932191"/>
          <table:table-cell office:value-type="float" office:value="0.2462703"/>
          <table:table-cell office:value-type="float" office:value="0.0301053"/>
          <table:table-cell office:value-type="float" office:value="0.693219"/>
          <table:table-cell office:value-type="float" office:value="0.2462704"/>
          <table:table-cell office:value-type="float" office:value="0.0363053"/>
          <table:table-cell office:value-type="float" office:value="0.693219"/>
          <table:table-cell office:value-type="float" office:value="0.2462704"/>
          <table:table-cell office:value-type="float" office:value="0.0425053"/>
          <table:table-cell office:value-type="float" office:value="0.6932189"/>
          <table:table-cell office:value-type="float" office:value="0.2462705"/>
          <table:table-cell office:value-type="float" office:value="0.0487053"/>
          <table:table-cell office:value-type="float" office:value="0.6932189"/>
          <table:table-cell office:value-type="float" office:value="0.2462705"/>
          <table:table-cell office:value-type="float" office:value="0.0549053"/>
          <table:table-cell office:value-type="float" office:value="0.6876001"/>
          <table:table-cell office:value-type="float" office:value="0.2488905"/>
          <table:table-cell office:value-type="float" office:value="0.0239052"/>
          <table:table-cell office:value-type="float" office:value="0.6876"/>
          <table:table-cell office:value-type="float" office:value="0.2488906"/>
          <table:table-cell office:value-type="float" office:value="0.0301052"/>
          <table:table-cell office:value-type="float" office:value="0.6875999"/>
          <table:table-cell office:value-type="float" office:value="0.2488906"/>
          <table:table-cell office:value-type="float" office:value="0.0363052"/>
          <table:table-cell office:value-type="float" office:value="0.6875999"/>
          <table:table-cell office:value-type="float" office:value="0.2488907"/>
          <table:table-cell office:value-type="float" office:value="0.0425052"/>
          <table:table-cell office:value-type="float" office:value="0.6875998"/>
          <table:table-cell office:value-type="float" office:value="0.2488907"/>
          <table:table-cell office:value-type="float" office:value="0.0487052"/>
          <table:table-cell office:value-type="float" office:value="0.6875998"/>
          <table:table-cell office:value-type="float" office:value="0.2488908"/>
          <table:table-cell office:value-type="float" office:value="0.0549052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8-21 13:05:24</text:p>
          </table:table-cell>
          <table:table-cell office:value-type="float" office:value="-0.0014149"/>
          <table:table-cell office:value-type="float" office:value="0.6901002"/>
          <table:table-cell office:value-type="float" office:value="0.6886852"/>
          <table:table-cell office:value-type="float" office:value="0.2485566"/>
          <table:table-cell office:value-type="float" office:value="0.038836"/>
          <table:table-cell office:value-type="float" office:value="10"/>
          <table:table-cell office:value-type="float" office:value="1.1914600133895874"/>
          <table:table-cell office:value-type="float" office:value="0.11356999725103378"/>
          <table:table-cell office:value-type="float" office:value="1.0778900161385536"/>
          <table:table-cell office:value-type="float" office:value="0.37009716108441354"/>
          <table:table-cell office:value-type="float" office:value="0.3197080394330355"/>
          <table:table-cell office:value-type="float" office:value="0.17504047900438308"/>
          <table:table-cell office:value-type="float" office:value="0.565153843164444"/>
          <table:table-cell office:value-type="float" office:value="0.39011336416006087"/>
          <table:table-cell office:value-type="float" office:value="0.1972592"/>
          <table:table-cell office:value-type="float" office:value="0.2053608"/>
          <table:table-cell office:value-type="float" office:value="0.1687724"/>
          <table:table-cell office:value-type="float" office:value="0.11357"/>
          <table:table-cell office:value-type="float" office:value="0.19024"/>
          <table:table-cell office:value-type="float" office:value="-0.0097908"/>
          <table:table-cell office:value-type="float" office:value="0.46658"/>
          <table:table-cell office:value-type="float" office:value="0.36859"/>
          <table:table-cell office:value-type="float" office:value="0.26076"/>
          <table:table-cell office:value-type="float" office:value="0.5383792"/>
          <table:table-cell office:value-type="float" office:value="1.19146"/>
          <table:table-cell office:value-type="float" office:value="0.0115292"/>
          <table:table-cell office:value-type="float" office:value="0.6927849"/>
          <table:table-cell office:value-type="float" office:value="0.2461898"/>
          <table:table-cell office:value-type="float" office:value="0.0239002"/>
          <table:table-cell office:value-type="float" office:value="0.6927848"/>
          <table:table-cell office:value-type="float" office:value="0.2461897"/>
          <table:table-cell office:value-type="float" office:value="0.0301002"/>
          <table:table-cell office:value-type="float" office:value="0.6927848"/>
          <table:table-cell office:value-type="float" office:value="0.2461897"/>
          <table:table-cell office:value-type="float" office:value="0.0363002"/>
          <table:table-cell office:value-type="float" office:value="0.6927848"/>
          <table:table-cell office:value-type="float" office:value="0.2461896"/>
          <table:table-cell office:value-type="float" office:value="0.0425002"/>
          <table:table-cell office:value-type="float" office:value="0.6927847"/>
          <table:table-cell office:value-type="float" office:value="0.2461896"/>
          <table:table-cell office:value-type="float" office:value="0.0487002"/>
          <table:table-cell office:value-type="float" office:value="0.6927847"/>
          <table:table-cell office:value-type="float" office:value="0.2461895"/>
          <table:table-cell office:value-type="float" office:value="0.0549002"/>
          <table:table-cell office:value-type="float" office:value="0.6874156"/>
          <table:table-cell office:value-type="float" office:value="0.2492898"/>
          <table:table-cell office:value-type="float" office:value="0.0239002"/>
          <table:table-cell office:value-type="float" office:value="0.6874155"/>
          <table:table-cell office:value-type="float" office:value="0.2492898"/>
          <table:table-cell office:value-type="float" office:value="0.0301002"/>
          <table:table-cell office:value-type="float" office:value="0.6874155"/>
          <table:table-cell office:value-type="float" office:value="0.2492897"/>
          <table:table-cell office:value-type="float" office:value="0.0363002"/>
          <table:table-cell office:value-type="float" office:value="0.6874155"/>
          <table:table-cell office:value-type="float" office:value="0.2492897"/>
          <table:table-cell office:value-type="float" office:value="0.0425002"/>
          <table:table-cell office:value-type="float" office:value="0.6874154"/>
          <table:table-cell office:value-type="float" office:value="0.2492896"/>
          <table:table-cell office:value-type="float" office:value="0.0487002"/>
          <table:table-cell office:value-type="float" office:value="0.6874154"/>
          <table:table-cell office:value-type="float" office:value="0.2492896"/>
          <table:table-cell office:value-type="float" office:value="0.0549002"/>
        </table:table-row>
        <table:table-row>
          <table:table-cell>
            <text:p>z_rot_min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5.0"/>
          <table:table-cell>
            <text:p>2025-08-21 13:05:37</text:p>
          </table:table-cell>
          <table:table-cell office:value-type="float" office:value="-0.001676"/>
          <table:table-cell office:value-type="float" office:value="0.6898074"/>
          <table:table-cell office:value-type="float" office:value="0.6881314"/>
          <table:table-cell office:value-type="float" office:value="0.2491018"/>
          <table:table-cell office:value-type="float" office:value="0.0390775"/>
          <table:table-cell office:value-type="float" office:value="9"/>
          <table:table-cell office:value-type="float" office:value="1.2550100088119507"/>
          <table:table-cell office:value-type="float" office:value="0.08856000006198883"/>
          <table:table-cell office:value-type="float" office:value="1.1664500087499619"/>
          <table:table-cell office:value-type="float" office:value="0.35800215899944304"/>
          <table:table-cell office:value-type="float" office:value="0.3529502869365032"/>
          <table:table-cell office:value-type="float" office:value="0.136418479681015"/>
          <table:table-cell office:value-type="float" office:value="0.5795858383178711"/>
          <table:table-cell office:value-type="float" office:value="0.44316735863685613"/>
          <table:table-cell office:value-type="float" office:value="0.1652792"/>
          <table:table-cell office:value-type="float" office:value="0.1721508"/>
          <table:table-cell office:value-type="float" office:value="0.1404824"/>
          <table:table-cell office:value-type="float" office:value="0.08856"/>
          <table:table-cell office:value-type="float" office:value="0.11562"/>
          <table:table-cell office:value-type="float" office:value="-0.0097908"/>
          <table:table-cell office:value-type="float" office:value="0.44526"/>
          <table:table-cell office:value-type="float" office:value="0.36326"/>
          <table:table-cell office:value-type="float" office:value="0.25666"/>
          <table:table-cell office:value-type="float" office:value="0.5777392"/>
          <table:table-cell office:value-type="float" office:value="1.25501"/>
          <table:table-cell office:value-type="float" office:value="0.0123492"/>
          <table:table-cell office:value-type="float" office:value="0.6923468"/>
          <table:table-cell office:value-type="float" office:value="0.2461501"/>
          <table:table-cell office:value-type="float" office:value="0.0239028"/>
          <table:table-cell office:value-type="float" office:value="0.6923468"/>
          <table:table-cell office:value-type="float" office:value="0.2461501"/>
          <table:table-cell office:value-type="float" office:value="0.0301028"/>
          <table:table-cell office:value-type="float" office:value="0.6923468"/>
          <table:table-cell office:value-type="float" office:value="0.2461501"/>
          <table:table-cell office:value-type="float" office:value="0.0363028"/>
          <table:table-cell office:value-type="float" office:value="0.6923468"/>
          <table:table-cell office:value-type="float" office:value="0.2461501"/>
          <table:table-cell office:value-type="float" office:value="0.0425028"/>
          <table:table-cell office:value-type="float" office:value="0.6923468"/>
          <table:table-cell office:value-type="float" office:value="0.2461501"/>
          <table:table-cell office:value-type="float" office:value="0.0487028"/>
          <table:table-cell office:value-type="float" office:value="0.6923468"/>
          <table:table-cell office:value-type="float" office:value="0.2461502"/>
          <table:table-cell office:value-type="float" office:value="0.0549028"/>
          <table:table-cell office:value-type="float" office:value="0.687268"/>
          <table:table-cell office:value-type="float" office:value="0.2497062"/>
          <table:table-cell office:value-type="float" office:value="0.0239028"/>
          <table:table-cell office:value-type="float" office:value="0.687268"/>
          <table:table-cell office:value-type="float" office:value="0.2497063"/>
          <table:table-cell office:value-type="float" office:value="0.0301028"/>
          <table:table-cell office:value-type="float" office:value="0.687268"/>
          <table:table-cell office:value-type="float" office:value="0.2497063"/>
          <table:table-cell office:value-type="float" office:value="0.0363028"/>
          <table:table-cell office:value-type="float" office:value="0.687268"/>
          <table:table-cell office:value-type="float" office:value="0.2497063"/>
          <table:table-cell office:value-type="float" office:value="0.0425028"/>
          <table:table-cell office:value-type="float" office:value="0.687268"/>
          <table:table-cell office:value-type="float" office:value="0.2497063"/>
          <table:table-cell office:value-type="float" office:value="0.0487028"/>
          <table:table-cell office:value-type="float" office:value="0.687268"/>
          <table:table-cell office:value-type="float" office:value="0.2497064"/>
          <table:table-cell office:value-type="float" office:value="0.054902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8-21 13:05:50</text:p>
          </table:table-cell>
          <table:table-cell office:value-type="float" office:value="-0.0017649"/>
          <table:table-cell office:value-type="float" office:value="0.6895279"/>
          <table:table-cell office:value-type="float" office:value="0.687763"/>
          <table:table-cell office:value-type="float" office:value="0.249621"/>
          <table:table-cell office:value-type="float" office:value="0.0389739"/>
          <table:table-cell office:value-type="float" office:value="8"/>
          <table:table-cell office:value-type="float" office:value="1.2681299448013306"/>
          <table:table-cell office:value-type="float" office:value="0.07462000101804733"/>
          <table:table-cell office:value-type="float" office:value="1.1935099437832832"/>
          <table:table-cell office:value-type="float" office:value="0.35189315378665925"/>
          <table:table-cell office:value-type="float" office:value="0.36516219915287496"/>
          <table:table-cell office:value-type="float" office:value="0.11731247901916504"/>
          <table:table-cell office:value-type="float" office:value="0.5864738285541534"/>
          <table:table-cell office:value-type="float" office:value="0.4691613495349884"/>
          <table:table-cell office:value-type="float" office:value="0.1496992"/>
          <table:table-cell office:value-type="float" office:value="0.1549308"/>
          <table:table-cell office:value-type="float" office:value="0.1273624"/>
          <table:table-cell office:value-type="float" office:value="0.07995"/>
          <table:table-cell office:value-type="float" office:value="0.07462"/>
          <table:table-cell office:value-type="float" office:value="-0.0106108"/>
          <table:table-cell office:value-type="float" office:value="0.43747"/>
          <table:table-cell office:value-type="float" office:value="0.36121"/>
          <table:table-cell office:value-type="float" office:value="0.26076"/>
          <table:table-cell office:value-type="float" office:value="0.6047992"/>
          <table:table-cell office:value-type="float" office:value="1.2681299"/>
          <table:table-cell office:value-type="float" office:value="0.0107092"/>
          <table:table-cell office:value-type="float" office:value="0.6919027"/>
          <table:table-cell office:value-type="float" office:value="0.2461471"/>
          <table:table-cell office:value-type="float" office:value="0.0239008"/>
          <table:table-cell office:value-type="float" office:value="0.6919026"/>
          <table:table-cell office:value-type="float" office:value="0.2461472"/>
          <table:table-cell office:value-type="float" office:value="0.0301008"/>
          <table:table-cell office:value-type="float" office:value="0.6919026"/>
          <table:table-cell office:value-type="float" office:value="0.2461473"/>
          <table:table-cell office:value-type="float" office:value="0.0363008"/>
          <table:table-cell office:value-type="float" office:value="0.6919025"/>
          <table:table-cell office:value-type="float" office:value="0.2461474"/>
          <table:table-cell office:value-type="float" office:value="0.0425008"/>
          <table:table-cell office:value-type="float" office:value="0.6919024"/>
          <table:table-cell office:value-type="float" office:value="0.2461475"/>
          <table:table-cell office:value-type="float" office:value="0.0487008"/>
          <table:table-cell office:value-type="float" office:value="0.6919023"/>
          <table:table-cell office:value-type="float" office:value="0.2461476"/>
          <table:table-cell office:value-type="float" office:value="0.0549008"/>
          <table:table-cell office:value-type="float" office:value="0.6871534"/>
          <table:table-cell office:value-type="float" office:value="0.2501325"/>
          <table:table-cell office:value-type="float" office:value="0.0239007"/>
          <table:table-cell office:value-type="float" office:value="0.6871533"/>
          <table:table-cell office:value-type="float" office:value="0.2501326"/>
          <table:table-cell office:value-type="float" office:value="0.0301007"/>
          <table:table-cell office:value-type="float" office:value="0.6871532"/>
          <table:table-cell office:value-type="float" office:value="0.2501327"/>
          <table:table-cell office:value-type="float" office:value="0.0363007"/>
          <table:table-cell office:value-type="float" office:value="0.6871532"/>
          <table:table-cell office:value-type="float" office:value="0.2501328"/>
          <table:table-cell office:value-type="float" office:value="0.0425007"/>
          <table:table-cell office:value-type="float" office:value="0.6871531"/>
          <table:table-cell office:value-type="float" office:value="0.2501329"/>
          <table:table-cell office:value-type="float" office:value="0.0487007"/>
          <table:table-cell office:value-type="float" office:value="0.687153"/>
          <table:table-cell office:value-type="float" office:value="0.250133"/>
          <table:table-cell office:value-type="float" office:value="0.0549007"/>
        </table:table-row>
        <table:table-row>
          <table:table-cell>
            <text:p>z_rot_min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5.0"/>
          <table:table-cell>
            <text:p>2025-08-21 13:06:02</text:p>
          </table:table-cell>
          <table:table-cell office:value-type="float" office:value="-0.0006726"/>
          <table:table-cell office:value-type="float" office:value="0.6892726"/>
          <table:table-cell office:value-type="float" office:value="0.6886001"/>
          <table:table-cell office:value-type="float" office:value="0.2490539"/>
          <table:table-cell office:value-type="float" office:value="0.0387998"/>
          <table:table-cell office:value-type="float" office:value="10"/>
          <table:table-cell office:value-type="float" office:value="1.0721499919891357"/>
          <table:table-cell office:value-type="float" office:value="0.26490920782089233"/>
          <table:table-cell office:value-type="float" office:value="0.8072407841682434"/>
          <table:table-cell office:value-type="float" office:value="0.5103991597890853"/>
          <table:table-cell office:value-type="float" office:value="0.25255262390832184"/>
          <table:table-cell office:value-type="float" office:value="0.3538004755973816"/>
          <table:table-cell office:value-type="float" office:value="0.6669978439807892"/>
          <table:table-cell office:value-type="float" office:value="0.3131973683834076"/>
          <table:table-cell office:value-type="float" office:value="0.2649092"/>
          <table:table-cell office:value-type="float" office:value="0.2853108"/>
          <table:table-cell office:value-type="float" office:value="0.2930024"/>
          <table:table-cell office:value-type="float" office:value="0.37269"/>
          <table:table-cell office:value-type="float" office:value="0.55309"/>
          <table:table-cell office:value-type="float" office:value="-0.0069208"/>
          <table:table-cell office:value-type="float" office:value="0.49036"/>
          <table:table-cell office:value-type="float" office:value="0.55022"/>
          <table:table-cell office:value-type="float" office:value="0.44198"/>
          <table:table-cell office:value-type="float" office:value="0.7802792"/>
          <table:table-cell office:value-type="float" office:value="1.07215"/>
          <table:table-cell office:value-type="float" office:value="0.0123492"/>
          <table:table-cell office:value-type="float" office:value="0.6914647"/>
          <table:table-cell office:value-type="float" office:value="0.2461893"/>
          <table:table-cell office:value-type="float" office:value="0.0239007"/>
          <table:table-cell office:value-type="float" office:value="0.6914647"/>
          <table:table-cell office:value-type="float" office:value="0.2461893"/>
          <table:table-cell office:value-type="float" office:value="0.0301007"/>
          <table:table-cell office:value-type="float" office:value="0.6914647"/>
          <table:table-cell office:value-type="float" office:value="0.2461893"/>
          <table:table-cell office:value-type="float" office:value="0.0363007"/>
          <table:table-cell office:value-type="float" office:value="0.6914647"/>
          <table:table-cell office:value-type="float" office:value="0.2461893"/>
          <table:table-cell office:value-type="float" office:value="0.0425007"/>
          <table:table-cell office:value-type="float" office:value="0.6914646"/>
          <table:table-cell office:value-type="float" office:value="0.2461893"/>
          <table:table-cell office:value-type="float" office:value="0.0487007"/>
          <table:table-cell office:value-type="float" office:value="0.6914646"/>
          <table:table-cell office:value-type="float" office:value="0.2461893"/>
          <table:table-cell office:value-type="float" office:value="0.0549007"/>
          <table:table-cell office:value-type="float" office:value="0.6870806"/>
          <table:table-cell office:value-type="float" office:value="0.2505734"/>
          <table:table-cell office:value-type="float" office:value="0.0239006"/>
          <table:table-cell office:value-type="float" office:value="0.6870806"/>
          <table:table-cell office:value-type="float" office:value="0.2505734"/>
          <table:table-cell office:value-type="float" office:value="0.0301006"/>
          <table:table-cell office:value-type="float" office:value="0.6870806"/>
          <table:table-cell office:value-type="float" office:value="0.2505734"/>
          <table:table-cell office:value-type="float" office:value="0.0363006"/>
          <table:table-cell office:value-type="float" office:value="0.6870806"/>
          <table:table-cell office:value-type="float" office:value="0.2505734"/>
          <table:table-cell office:value-type="float" office:value="0.0425006"/>
          <table:table-cell office:value-type="float" office:value="0.6870806"/>
          <table:table-cell office:value-type="float" office:value="0.2505734"/>
          <table:table-cell office:value-type="float" office:value="0.0487006"/>
          <table:table-cell office:value-type="float" office:value="0.6870806"/>
          <table:table-cell office:value-type="float" office:value="0.2505734"/>
          <table:table-cell office:value-type="float" office:value="0.0549006"/>
        </table:table-row>
        <table:table-row>
          <table:table-cell>
            <text:p>z_rot_min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0.0"/>
          <table:table-cell>
            <text:p>2025-08-21 13:06:15</text:p>
          </table:table-cell>
          <table:table-cell office:value-type="float" office:value="-0.0004056"/>
          <table:table-cell office:value-type="float" office:value="0.6890326"/>
          <table:table-cell office:value-type="float" office:value="0.6886271"/>
          <table:table-cell office:value-type="float" office:value="0.2491173"/>
          <table:table-cell office:value-type="float" office:value="0.0388101"/>
          <table:table-cell office:value-type="float" office:value="10"/>
          <table:table-cell office:value-type="float" office:value="1.0532900094985962"/>
          <table:table-cell office:value-type="float" office:value="0.31697919964790344"/>
          <table:table-cell office:value-type="float" office:value="0.7363108098506927"/>
          <table:table-cell office:value-type="float" office:value="0.5167951613664628"/>
          <table:table-cell office:value-type="float" office:value="0.22532891391662432"/>
          <table:table-cell office:value-type="float" office:value="0.411610472202301"/>
          <table:table-cell office:value-type="float" office:value="0.6219798505306244"/>
          <table:table-cell office:value-type="float" office:value="0.21036937832832342"/>
          <table:table-cell office:value-type="float" office:value="0.3169792"/>
          <table:table-cell office:value-type="float" office:value="0.3398408"/>
          <table:table-cell office:value-type="float" office:value="0.3487624"/>
          <table:table-cell office:value-type="float" office:value="0.4346"/>
          <table:table-cell office:value-type="float" office:value="0.61787"/>
          <table:table-cell office:value-type="float" office:value="-0.0073308"/>
          <table:table-cell office:value-type="float" office:value="0.45592"/>
          <table:table-cell office:value-type="float" office:value="0.50225"/>
          <table:table-cell office:value-type="float" office:value="0.39647"/>
          <table:table-cell office:value-type="float" office:value="0.7019692"/>
          <table:table-cell office:value-type="float" office:value="1.05329"/>
          <table:table-cell office:value-type="float" office:value="0.0115292"/>
          <table:table-cell office:value-type="float" office:value="0.6910253"/>
          <table:table-cell office:value-type="float" office:value="0.2462592"/>
          <table:table-cell office:value-type="float" office:value="0.0239015"/>
          <table:table-cell office:value-type="float" office:value="0.6910253"/>
          <table:table-cell office:value-type="float" office:value="0.2462592"/>
          <table:table-cell office:value-type="float" office:value="0.0301015"/>
          <table:table-cell office:value-type="float" office:value="0.6910253"/>
          <table:table-cell office:value-type="float" office:value="0.2462592"/>
          <table:table-cell office:value-type="float" office:value="0.0363015"/>
          <table:table-cell office:value-type="float" office:value="0.6910253"/>
          <table:table-cell office:value-type="float" office:value="0.2462592"/>
          <table:table-cell office:value-type="float" office:value="0.0425015"/>
          <table:table-cell office:value-type="float" office:value="0.6910253"/>
          <table:table-cell office:value-type="float" office:value="0.2462592"/>
          <table:table-cell office:value-type="float" office:value="0.0487015"/>
          <table:table-cell office:value-type="float" office:value="0.6910253"/>
          <table:table-cell office:value-type="float" office:value="0.2462592"/>
          <table:table-cell office:value-type="float" office:value="0.0549015"/>
          <table:table-cell office:value-type="float" office:value="0.68704"/>
          <table:table-cell office:value-type="float" office:value="0.2510087"/>
          <table:table-cell office:value-type="float" office:value="0.0239015"/>
          <table:table-cell office:value-type="float" office:value="0.68704"/>
          <table:table-cell office:value-type="float" office:value="0.2510087"/>
          <table:table-cell office:value-type="float" office:value="0.0301015"/>
          <table:table-cell office:value-type="float" office:value="0.68704"/>
          <table:table-cell office:value-type="float" office:value="0.2510087"/>
          <table:table-cell office:value-type="float" office:value="0.0363015"/>
          <table:table-cell office:value-type="float" office:value="0.68704"/>
          <table:table-cell office:value-type="float" office:value="0.2510087"/>
          <table:table-cell office:value-type="float" office:value="0.0425015"/>
          <table:table-cell office:value-type="float" office:value="0.68704"/>
          <table:table-cell office:value-type="float" office:value="0.2510087"/>
          <table:table-cell office:value-type="float" office:value="0.0487015"/>
          <table:table-cell office:value-type="float" office:value="0.68704"/>
          <table:table-cell office:value-type="float" office:value="0.2510087"/>
          <table:table-cell office:value-type="float" office:value="0.0549015"/>
        </table:table-row>
        <table:table-row>
          <table:table-cell>
            <text:p>z_rot_min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5.0"/>
          <table:table-cell>
            <text:p>2025-08-21 13:06:28</text:p>
          </table:table-cell>
          <table:table-cell office:value-type="float" office:value="-0.0002536"/>
          <table:table-cell office:value-type="float" office:value="0.6888155"/>
          <table:table-cell office:value-type="float" office:value="0.6885619"/>
          <table:table-cell office:value-type="float" office:value="0.2492815"/>
          <table:table-cell office:value-type="float" office:value="0.0391474"/>
          <table:table-cell office:value-type="float" office:value="10"/>
          <table:table-cell office:value-type="float" office:value="1.1078200340270996"/>
          <table:table-cell office:value-type="float" office:value="0.32107919454574585"/>
          <table:table-cell office:value-type="float" office:value="0.7867408394813538"/>
          <table:table-cell office:value-type="float" office:value="0.5135561674833298"/>
          <table:table-cell office:value-type="float" office:value="0.2342437798840818"/>
          <table:table-cell office:value-type="float" office:value="0.4403104841709137"/>
          <table:table-cell office:value-type="float" office:value="0.5868018507957459"/>
          <table:table-cell office:value-type="float" office:value="0.1464913666248322"/>
          <table:table-cell office:value-type="float" office:value="0.3210792"/>
          <table:table-cell office:value-type="float" office:value="0.3775608"/>
          <table:table-cell office:value-type="float" office:value="0.4078024"/>
          <table:table-cell office:value-type="float" office:value="0.48216"/>
          <table:table-cell office:value-type="float" office:value="0.61295"/>
          <table:table-cell office:value-type="float" office:value="-0.0052808"/>
          <table:table-cell office:value-type="float" office:value="0.37884"/>
          <table:table-cell office:value-type="float" office:value="0.43911"/>
          <table:table-cell office:value-type="float" office:value="0.36408"/>
          <table:table-cell office:value-type="float" office:value="0.6441592"/>
          <table:table-cell office:value-type="float" office:value="1.10782"/>
          <table:table-cell office:value-type="float" office:value="0.0123492"/>
          <table:table-cell office:value-type="float" office:value="0.6905936"/>
          <table:table-cell office:value-type="float" office:value="0.24638"/>
          <table:table-cell office:value-type="float" office:value="0.0239087"/>
          <table:table-cell office:value-type="float" office:value="0.6905936"/>
          <table:table-cell office:value-type="float" office:value="0.24638"/>
          <table:table-cell office:value-type="float" office:value="0.0301087"/>
          <table:table-cell office:value-type="float" office:value="0.6905936"/>
          <table:table-cell office:value-type="float" office:value="0.24638"/>
          <table:table-cell office:value-type="float" office:value="0.0363087"/>
          <table:table-cell office:value-type="float" office:value="0.6905936"/>
          <table:table-cell office:value-type="float" office:value="0.24638"/>
          <table:table-cell office:value-type="float" office:value="0.0425087"/>
          <table:table-cell office:value-type="float" office:value="0.6905936"/>
          <table:table-cell office:value-type="float" office:value="0.24638"/>
          <table:table-cell office:value-type="float" office:value="0.0487087"/>
          <table:table-cell office:value-type="float" office:value="0.6905936"/>
          <table:table-cell office:value-type="float" office:value="0.24638"/>
          <table:table-cell office:value-type="float" office:value="0.0549087"/>
          <table:table-cell office:value-type="float" office:value="0.6870375"/>
          <table:table-cell office:value-type="float" office:value="0.2514587"/>
          <table:table-cell office:value-type="float" office:value="0.0239087"/>
          <table:table-cell office:value-type="float" office:value="0.6870375"/>
          <table:table-cell office:value-type="float" office:value="0.2514587"/>
          <table:table-cell office:value-type="float" office:value="0.0301087"/>
          <table:table-cell office:value-type="float" office:value="0.6870374"/>
          <table:table-cell office:value-type="float" office:value="0.2514587"/>
          <table:table-cell office:value-type="float" office:value="0.0363087"/>
          <table:table-cell office:value-type="float" office:value="0.6870374"/>
          <table:table-cell office:value-type="float" office:value="0.2514587"/>
          <table:table-cell office:value-type="float" office:value="0.0425087"/>
          <table:table-cell office:value-type="float" office:value="0.6870374"/>
          <table:table-cell office:value-type="float" office:value="0.2514587"/>
          <table:table-cell office:value-type="float" office:value="0.0487087"/>
          <table:table-cell office:value-type="float" office:value="0.6870374"/>
          <table:table-cell office:value-type="float" office:value="0.2514587"/>
          <table:table-cell office:value-type="float" office:value="0.0549087"/>
        </table:table-row>
        <table:table-row>
          <table:table-cell>
            <text:p>z_rot_min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0.0"/>
          <table:table-cell>
            <text:p>2025-08-21 13:06:40</text:p>
          </table:table-cell>
          <table:table-cell office:value-type="float" office:value="-0.0002007"/>
          <table:table-cell office:value-type="float" office:value="0.6886305"/>
          <table:table-cell office:value-type="float" office:value="0.6884299"/>
          <table:table-cell office:value-type="float" office:value="0.2495512"/>
          <table:table-cell office:value-type="float" office:value="0.0392069"/>
          <table:table-cell office:value-type="float" office:value="10"/>
          <table:table-cell office:value-type="float" office:value="1.2738699913024902"/>
          <table:table-cell office:value-type="float" office:value="0.33250999450683594"/>
          <table:table-cell office:value-type="float" office:value="0.9413599967956543"/>
          <table:table-cell office:value-type="float" office:value="0.5246261626482009"/>
          <table:table-cell office:value-type="float" office:value="0.27753180939896904"/>
          <table:table-cell office:value-type="float" office:value="0.4567104816436768"/>
          <table:table-cell office:value-type="float" office:value="0.5925418436527252"/>
          <table:table-cell office:value-type="float" office:value="0.13583136200904844"/>
          <table:table-cell office:value-type="float" office:value="0.3546992"/>
          <table:table-cell office:value-type="float" office:value="0.4300408"/>
          <table:table-cell office:value-type="float" office:value="0.4721724"/>
          <table:table-cell office:value-type="float" office:value="0.51414"/>
          <table:table-cell office:value-type="float" office:value="0.5125"/>
          <table:table-cell office:value-type="float" office:value="-0.0048708"/>
          <table:table-cell office:value-type="float" office:value="0.35014"/>
          <table:table-cell office:value-type="float" office:value="0.39647"/>
          <table:table-cell office:value-type="float" office:value="0.33251"/>
          <table:table-cell office:value-type="float" office:value="0.6097192"/>
          <table:table-cell office:value-type="float" office:value="1.27387"/>
          <table:table-cell office:value-type="float" office:value="0.0115292"/>
          <table:table-cell office:value-type="float" office:value="0.6901805"/>
          <table:table-cell office:value-type="float" office:value="0.2465189"/>
          <table:table-cell office:value-type="float" office:value="0.0238992"/>
          <table:table-cell office:value-type="float" office:value="0.6901805"/>
          <table:table-cell office:value-type="float" office:value="0.246519"/>
          <table:table-cell office:value-type="float" office:value="0.0300992"/>
          <table:table-cell office:value-type="float" office:value="0.6901805"/>
          <table:table-cell office:value-type="float" office:value="0.246519"/>
          <table:table-cell office:value-type="float" office:value="0.0362992"/>
          <table:table-cell office:value-type="float" office:value="0.6901805"/>
          <table:table-cell office:value-type="float" office:value="0.246519"/>
          <table:table-cell office:value-type="float" office:value="0.0424992"/>
          <table:table-cell office:value-type="float" office:value="0.6901805"/>
          <table:table-cell office:value-type="float" office:value="0.246519"/>
          <table:table-cell office:value-type="float" office:value="0.0486992"/>
          <table:table-cell office:value-type="float" office:value="0.6901805"/>
          <table:table-cell office:value-type="float" office:value="0.2465191"/>
          <table:table-cell office:value-type="float" office:value="0.0548992"/>
          <table:table-cell office:value-type="float" office:value="0.6870806"/>
          <table:table-cell office:value-type="float" office:value="0.2518883"/>
          <table:table-cell office:value-type="float" office:value="0.0238992"/>
          <table:table-cell office:value-type="float" office:value="0.6870806"/>
          <table:table-cell office:value-type="float" office:value="0.2518883"/>
          <table:table-cell office:value-type="float" office:value="0.0300992"/>
          <table:table-cell office:value-type="float" office:value="0.6870805"/>
          <table:table-cell office:value-type="float" office:value="0.2518883"/>
          <table:table-cell office:value-type="float" office:value="0.0362992"/>
          <table:table-cell office:value-type="float" office:value="0.6870805"/>
          <table:table-cell office:value-type="float" office:value="0.2518884"/>
          <table:table-cell office:value-type="float" office:value="0.0424992"/>
          <table:table-cell office:value-type="float" office:value="0.6870805"/>
          <table:table-cell office:value-type="float" office:value="0.2518884"/>
          <table:table-cell office:value-type="float" office:value="0.0486992"/>
          <table:table-cell office:value-type="float" office:value="0.6870805"/>
          <table:table-cell office:value-type="float" office:value="0.2518884"/>
          <table:table-cell office:value-type="float" office:value="0.0548992"/>
        </table:table-row>
        <table:table-row>
          <table:table-cell>
            <text:p>z_rot_min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5.0"/>
          <table:table-cell>
            <text:p>2025-08-21 13:06:53</text:p>
          </table:table-cell>
          <table:table-cell office:value-type="float" office:value="-0.0001664"/>
          <table:table-cell office:value-type="float" office:value="0.6884738"/>
          <table:table-cell office:value-type="float" office:value="0.6883074"/>
          <table:table-cell office:value-type="float" office:value="0.2498713"/>
          <table:table-cell office:value-type="float" office:value="0.0390969"/>
          <table:table-cell office:value-type="float" office:value="10"/>
          <table:table-cell office:value-type="float" office:value="1.4829699993133545"/>
          <table:table-cell office:value-type="float" office:value="0.27265000343322754"/>
          <table:table-cell office:value-type="float" office:value="1.210319995880127"/>
          <table:table-cell office:value-type="float" office:value="0.5278651624917984"/>
          <table:table-cell office:value-type="float" office:value="0.3555637790767391"/>
          <table:table-cell office:value-type="float" office:value="0.46081048250198364"/>
          <table:table-cell office:value-type="float" office:value="0.5949198424816131"/>
          <table:table-cell office:value-type="float" office:value="0.13410935997962947"/>
          <table:table-cell office:value-type="float" office:value="0.4112792"/>
          <table:table-cell office:value-type="float" office:value="0.4821108"/>
          <table:table-cell office:value-type="float" office:value="0.5435124"/>
          <table:table-cell office:value-type="float" office:value="0.5945"/>
          <table:table-cell office:value-type="float" office:value="0.27265"/>
          <table:table-cell office:value-type="float" office:value="-0.0052808"/>
          <table:table-cell office:value-type="float" office:value="0.31447"/>
          <table:table-cell office:value-type="float" office:value="0.34235"/>
          <table:table-cell office:value-type="float" office:value="0.28372"/>
          <table:table-cell office:value-type="float" office:value="0.5510892"/>
          <table:table-cell office:value-type="float" office:value="1.48297"/>
          <table:table-cell office:value-type="float" office:value="0.0111192"/>
          <table:table-cell office:value-type="float" office:value="0.6897839"/>
          <table:table-cell office:value-type="float" office:value="0.2467048"/>
          <table:table-cell office:value-type="float" office:value="0.0239005"/>
          <table:table-cell office:value-type="float" office:value="0.6897839"/>
          <table:table-cell office:value-type="float" office:value="0.2467048"/>
          <table:table-cell office:value-type="float" office:value="0.0301005"/>
          <table:table-cell office:value-type="float" office:value="0.6897839"/>
          <table:table-cell office:value-type="float" office:value="0.2467048"/>
          <table:table-cell office:value-type="float" office:value="0.0363005"/>
          <table:table-cell office:value-type="float" office:value="0.689784"/>
          <table:table-cell office:value-type="float" office:value="0.2467049"/>
          <table:table-cell office:value-type="float" office:value="0.0425005"/>
          <table:table-cell office:value-type="float" office:value="0.689784"/>
          <table:table-cell office:value-type="float" office:value="0.2467049"/>
          <table:table-cell office:value-type="float" office:value="0.0487005"/>
          <table:table-cell office:value-type="float" office:value="0.689784"/>
          <table:table-cell office:value-type="float" office:value="0.2467049"/>
          <table:table-cell office:value-type="float" office:value="0.0549005"/>
          <table:table-cell office:value-type="float" office:value="0.6871636"/>
          <table:table-cell office:value-type="float" office:value="0.2523238"/>
          <table:table-cell office:value-type="float" office:value="0.0239005"/>
          <table:table-cell office:value-type="float" office:value="0.6871636"/>
          <table:table-cell office:value-type="float" office:value="0.2523239"/>
          <table:table-cell office:value-type="float" office:value="0.0301005"/>
          <table:table-cell office:value-type="float" office:value="0.6871636"/>
          <table:table-cell office:value-type="float" office:value="0.2523239"/>
          <table:table-cell office:value-type="float" office:value="0.0363005"/>
          <table:table-cell office:value-type="float" office:value="0.6871637"/>
          <table:table-cell office:value-type="float" office:value="0.2523239"/>
          <table:table-cell office:value-type="float" office:value="0.0425005"/>
          <table:table-cell office:value-type="float" office:value="0.6871637"/>
          <table:table-cell office:value-type="float" office:value="0.252324"/>
          <table:table-cell office:value-type="float" office:value="0.0487005"/>
          <table:table-cell office:value-type="float" office:value="0.6871637"/>
          <table:table-cell office:value-type="float" office:value="0.252324"/>
          <table:table-cell office:value-type="float" office:value="0.0549005"/>
        </table:table-row>
        <table:table-row>
          <table:table-cell>
            <text:p>z_rot_min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0.0"/>
          <table:table-cell>
            <text:p>2025-08-21 13:07:06</text:p>
          </table:table-cell>
          <table:table-cell office:value-type="float" office:value="-0.0002453"/>
          <table:table-cell office:value-type="float" office:value="0.6883313"/>
          <table:table-cell office:value-type="float" office:value="0.688086"/>
          <table:table-cell office:value-type="float" office:value="0.2505108"/>
          <table:table-cell office:value-type="float" office:value="0.0400725"/>
          <table:table-cell office:value-type="float" office:value="9"/>
          <table:table-cell office:value-type="float" office:value="2.143480062484741"/>
          <table:table-cell office:value-type="float" office:value="-0.16154000163078308"/>
          <table:table-cell office:value-type="float" office:value="2.3050200641155243"/>
          <table:table-cell office:value-type="float" office:value="0.5487751647830009"/>
          <table:table-cell office:value-type="float" office:value="0.609431348447277"/>
          <table:table-cell office:value-type="float" office:value="0.4019344747066498"/>
          <table:table-cell office:value-type="float" office:value="0.6956158548593521"/>
          <table:table-cell office:value-type="float" office:value="0.2936813801527023"/>
          <table:table-cell office:value-type="float" office:value="0.4116892"/>
          <table:table-cell office:value-type="float" office:value="0.4767808"/>
          <table:table-cell office:value-type="float" office:value="0.5697524"/>
          <table:table-cell office:value-type="float" office:value="0.71299"/>
          <table:table-cell office:value-type="float" office:value="-0.16154"/>
          <table:table-cell office:value-type="float" office:value="-0.0052808"/>
          <table:table-cell office:value-type="float" office:value="0.25871"/>
          <table:table-cell office:value-type="float" office:value="0.28987"/>
          <table:table-cell office:value-type="float" office:value="0.24477"/>
          <table:table-cell office:value-type="float" office:value="0.5412492"/>
          <table:table-cell office:value-type="float" office:value="2.1434801"/>
          <table:table-cell office:value-type="float" office:value="0.0094792"/>
          <table:table-cell office:value-type="float" office:value="0.6893915"/>
          <table:table-cell office:value-type="float" office:value="0.2469239"/>
          <table:table-cell office:value-type="float" office:value="0.023904"/>
          <table:table-cell office:value-type="float" office:value="0.6893915"/>
          <table:table-cell office:value-type="float" office:value="0.2469239"/>
          <table:table-cell office:value-type="float" office:value="0.030104"/>
          <table:table-cell office:value-type="float" office:value="0.6893915"/>
          <table:table-cell office:value-type="float" office:value="0.2469239"/>
          <table:table-cell office:value-type="float" office:value="0.036304"/>
          <table:table-cell office:value-type="float" office:value="0.6893915"/>
          <table:table-cell office:value-type="float" office:value="0.2469239"/>
          <table:table-cell office:value-type="float" office:value="0.042504"/>
          <table:table-cell office:value-type="float" office:value="0.6893915"/>
          <table:table-cell office:value-type="float" office:value="0.2469239"/>
          <table:table-cell office:value-type="float" office:value="0.048704"/>
          <table:table-cell office:value-type="float" office:value="0.6893916"/>
          <table:table-cell office:value-type="float" office:value="0.2469238"/>
          <table:table-cell office:value-type="float" office:value="0.054904"/>
          <table:table-cell office:value-type="float" office:value="0.687271"/>
          <table:table-cell office:value-type="float" office:value="0.25275"/>
          <table:table-cell office:value-type="float" office:value="0.023904"/>
          <table:table-cell office:value-type="float" office:value="0.687271"/>
          <table:table-cell office:value-type="float" office:value="0.25275"/>
          <table:table-cell office:value-type="float" office:value="0.030104"/>
          <table:table-cell office:value-type="float" office:value="0.687271"/>
          <table:table-cell office:value-type="float" office:value="0.25275"/>
          <table:table-cell office:value-type="float" office:value="0.036304"/>
          <table:table-cell office:value-type="float" office:value="0.687271"/>
          <table:table-cell office:value-type="float" office:value="0.25275"/>
          <table:table-cell office:value-type="float" office:value="0.042504"/>
          <table:table-cell office:value-type="float" office:value="0.687271"/>
          <table:table-cell office:value-type="float" office:value="0.25275"/>
          <table:table-cell office:value-type="float" office:value="0.048704"/>
          <table:table-cell office:value-type="float" office:value="0.687271"/>
          <table:table-cell office:value-type="float" office:value="0.2527499"/>
          <table:table-cell office:value-type="float" office:value="0.054904"/>
        </table:table-row>
        <table:table-row>
          <table:table-cell>
            <text:p>z_rot_min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5.0"/>
          <table:table-cell>
            <text:p>2025-08-21 13:07:18</text:p>
          </table:table-cell>
          <table:table-cell office:value-type="float" office:value="-0.0001524"/>
          <table:table-cell office:value-type="float" office:value="0.6882352"/>
          <table:table-cell office:value-type="float" office:value="0.6880828"/>
          <table:table-cell office:value-type="float" office:value="0.2507412"/>
          <table:table-cell office:value-type="float" office:value="0.0420318"/>
          <table:table-cell office:value-type="float" office:value="10"/>
          <table:table-cell office:value-type="float" office:value="2.845400094985962"/>
          <table:table-cell office:value-type="float" office:value="0.21811999380588531"/>
          <table:table-cell office:value-type="float" office:value="2.6272801011800766"/>
          <table:table-cell office:value-type="float" office:value="0.6910861730575562"/>
          <table:table-cell office:value-type="float" office:value="0.7822313542594127"/>
          <table:table-cell office:value-type="float" office:value="0.5597844839096069"/>
          <table:table-cell office:value-type="float" office:value="0.8223878622055054"/>
          <table:table-cell office:value-type="float" office:value="0.2626033782958985"/>
          <table:table-cell office:value-type="float" office:value="0.3784792"/>
          <table:table-cell office:value-type="float" office:value="0.4320908"/>
          <table:table-cell office:value-type="float" office:value="0.5521224"/>
          <table:table-cell office:value-type="float" office:value="0.84952"/>
          <table:table-cell office:value-type="float" office:value="0.58671"/>
          <table:table-cell office:value-type="float" office:value="-0.0061008"/>
          <table:table-cell office:value-type="float" office:value="0.2255"/>
          <table:table-cell office:value-type="float" office:value="0.25502"/>
          <table:table-cell office:value-type="float" office:value="0.21812"/>
          <table:table-cell office:value-type="float" office:value="0.5678992"/>
          <table:table-cell office:value-type="float" office:value="2.8454001"/>
          <table:table-cell office:value-type="float" office:value="0.0086592"/>
          <table:table-cell office:value-type="float" office:value="0.6890375"/>
          <table:table-cell office:value-type="float" office:value="0.2471779"/>
          <table:table-cell office:value-type="float" office:value="0.0239021"/>
          <table:table-cell office:value-type="float" office:value="0.6890375"/>
          <table:table-cell office:value-type="float" office:value="0.2471779"/>
          <table:table-cell office:value-type="float" office:value="0.0301021"/>
          <table:table-cell office:value-type="float" office:value="0.6890375"/>
          <table:table-cell office:value-type="float" office:value="0.247178"/>
          <table:table-cell office:value-type="float" office:value="0.0363021"/>
          <table:table-cell office:value-type="float" office:value="0.6890376"/>
          <table:table-cell office:value-type="float" office:value="0.247178"/>
          <table:table-cell office:value-type="float" office:value="0.0425021"/>
          <table:table-cell office:value-type="float" office:value="0.6890376"/>
          <table:table-cell office:value-type="float" office:value="0.247178"/>
          <table:table-cell office:value-type="float" office:value="0.0487021"/>
          <table:table-cell office:value-type="float" office:value="0.6890376"/>
          <table:table-cell office:value-type="float" office:value="0.247178"/>
          <table:table-cell office:value-type="float" office:value="0.0549021"/>
          <table:table-cell office:value-type="float" office:value="0.6874328"/>
          <table:table-cell office:value-type="float" office:value="0.2531667"/>
          <table:table-cell office:value-type="float" office:value="0.0239021"/>
          <table:table-cell office:value-type="float" office:value="0.6874328"/>
          <table:table-cell office:value-type="float" office:value="0.2531667"/>
          <table:table-cell office:value-type="float" office:value="0.0301021"/>
          <table:table-cell office:value-type="float" office:value="0.6874328"/>
          <table:table-cell office:value-type="float" office:value="0.2531667"/>
          <table:table-cell office:value-type="float" office:value="0.0363021"/>
          <table:table-cell office:value-type="float" office:value="0.6874329"/>
          <table:table-cell office:value-type="float" office:value="0.2531667"/>
          <table:table-cell office:value-type="float" office:value="0.0425021"/>
          <table:table-cell office:value-type="float" office:value="0.6874329"/>
          <table:table-cell office:value-type="float" office:value="0.2531667"/>
          <table:table-cell office:value-type="float" office:value="0.0487021"/>
          <table:table-cell office:value-type="float" office:value="0.6874329"/>
          <table:table-cell office:value-type="float" office:value="0.2531667"/>
          <table:table-cell office:value-type="float" office:value="0.0549021"/>
        </table:table-row>
        <table:table-row>
          <table:table-cell>
            <text:p>z_rot_min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0.0"/>
          <table:table-cell>
            <text:p>2025-08-21 13:07:31</text:p>
          </table:table-cell>
          <table:table-cell office:value-type="float" office:value="-7.42e-05"/>
          <table:table-cell office:value-type="float" office:value="0.6881572"/>
          <table:table-cell office:value-type="float" office:value="0.688083"/>
          <table:table-cell office:value-type="float" office:value="0.2509328"/>
          <table:table-cell office:value-type="float" office:value="0.0439218"/>
          <table:table-cell office:value-type="float" office:value="10"/>
          <table:table-cell office:value-type="float" office:value="3.6444900035858154"/>
          <table:table-cell office:value-type="float" office:value="0.2119700014591217"/>
          <table:table-cell office:value-type="float" office:value="3.4325200021266937"/>
          <table:table-cell office:value-type="float" office:value="0.8934211581945419"/>
          <table:table-cell office:value-type="float" office:value="1.0900741009194284"/>
          <table:table-cell office:value-type="float" office:value="0.7701964795589447"/>
          <table:table-cell office:value-type="float" office:value="1.0166458368301392"/>
          <table:table-cell office:value-type="float" office:value="0.24644935727119455"/>
          <table:table-cell office:value-type="float" office:value="0.2956592"/>
          <table:table-cell office:value-type="float" office:value="0.3574708"/>
          <table:table-cell office:value-type="float" office:value="0.4869324"/>
          <table:table-cell office:value-type="float" office:value="0.82041"/>
          <table:table-cell office:value-type="float" office:value="1.89051"/>
          <table:table-cell office:value-type="float" office:value="4.92e-05"/>
          <table:table-cell office:value-type="float" office:value="0.21197"/>
          <table:table-cell office:value-type="float" office:value="0.2624"/>
          <table:table-cell office:value-type="float" office:value="0.24149"/>
          <table:table-cell office:value-type="float" office:value="0.7228792"/>
          <table:table-cell office:value-type="float" office:value="3.64449"/>
          <table:table-cell office:value-type="float" office:value="-0.0073308"/>
          <table:table-cell office:value-type="float" office:value="0.6886955"/>
          <table:table-cell office:value-type="float" office:value="0.2474588"/>
          <table:table-cell office:value-type="float" office:value="0.0239033"/>
          <table:table-cell office:value-type="float" office:value="0.6886955"/>
          <table:table-cell office:value-type="float" office:value="0.2474588"/>
          <table:table-cell office:value-type="float" office:value="0.0301033"/>
          <table:table-cell office:value-type="float" office:value="0.6886955"/>
          <table:table-cell office:value-type="float" office:value="0.2474588"/>
          <table:table-cell office:value-type="float" office:value="0.0363033"/>
          <table:table-cell office:value-type="float" office:value="0.6886955"/>
          <table:table-cell office:value-type="float" office:value="0.2474588"/>
          <table:table-cell office:value-type="float" office:value="0.0425033"/>
          <table:table-cell office:value-type="float" office:value="0.6886955"/>
          <table:table-cell office:value-type="float" office:value="0.2474588"/>
          <table:table-cell office:value-type="float" office:value="0.0487033"/>
          <table:table-cell office:value-type="float" office:value="0.6886955"/>
          <table:table-cell office:value-type="float" office:value="0.2474588"/>
          <table:table-cell office:value-type="float" office:value="0.0549033"/>
          <table:table-cell office:value-type="float" office:value="0.6876189"/>
          <table:table-cell office:value-type="float" office:value="0.2535646"/>
          <table:table-cell office:value-type="float" office:value="0.0239033"/>
          <table:table-cell office:value-type="float" office:value="0.6876189"/>
          <table:table-cell office:value-type="float" office:value="0.2535646"/>
          <table:table-cell office:value-type="float" office:value="0.0301033"/>
          <table:table-cell office:value-type="float" office:value="0.6876189"/>
          <table:table-cell office:value-type="float" office:value="0.2535646"/>
          <table:table-cell office:value-type="float" office:value="0.0363033"/>
          <table:table-cell office:value-type="float" office:value="0.6876189"/>
          <table:table-cell office:value-type="float" office:value="0.2535646"/>
          <table:table-cell office:value-type="float" office:value="0.0425033"/>
          <table:table-cell office:value-type="float" office:value="0.6876189"/>
          <table:table-cell office:value-type="float" office:value="0.2535646"/>
          <table:table-cell office:value-type="float" office:value="0.0487033"/>
          <table:table-cell office:value-type="float" office:value="0.6876189"/>
          <table:table-cell office:value-type="float" office:value="0.2535646"/>
          <table:table-cell office:value-type="float" office:value="0.0549033"/>
        </table:table-row>
        <table:table-row>
          <table:table-cell>
            <text:p>z_rot_min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5.0"/>
          <table:table-cell>
            <text:p>2025-08-21 13:07:43</text:p>
          </table:table-cell>
          <table:table-cell office:value-type="float" office:value="-4.45e-05"/>
          <table:table-cell office:value-type="float" office:value="0.6881119"/>
          <table:table-cell office:value-type="float" office:value="0.6880674"/>
          <table:table-cell office:value-type="float" office:value="0.2513654"/>
          <table:table-cell office:value-type="float" office:value="0.0444568"/>
          <table:table-cell office:value-type="float" office:value="10"/>
          <table:table-cell office:value-type="float" office:value="4.138539791107178"/>
          <table:table-cell office:value-type="float" office:value="0.2337000072002411"/>
          <table:table-cell office:value-type="float" office:value="3.9048397839069366"/>
          <table:table-cell office:value-type="float" office:value="0.9995701283216476"/>
          <table:table-cell office:value-type="float" office:value="1.2855637833685878"/>
          <table:table-cell office:value-type="float" office:value="0.8345664620399476"/>
          <table:table-cell office:value-type="float" office:value="1.1645737946033479"/>
          <table:table-cell office:value-type="float" office:value="0.3300073325634003"/>
          <table:table-cell office:value-type="float" office:value="0.2616292"/>
          <table:table-cell office:value-type="float" office:value="0.3152408"/>
          <table:table-cell office:value-type="float" office:value="0.4229724"/>
          <table:table-cell office:value-type="float" office:value="0.7626"/>
          <table:table-cell office:value-type="float" office:value="2.4103899"/>
          <table:table-cell office:value-type="float" office:value="0.0008692"/>
          <table:table-cell office:value-type="float" office:value="0.2337"/>
          <table:table-cell office:value-type="float" office:value="0.28946"/>
          <table:table-cell office:value-type="float" office:value="0.2747"/>
          <table:table-cell office:value-type="float" office:value="0.8864692"/>
          <table:table-cell office:value-type="float" office:value="4.1385398"/>
          <table:table-cell office:value-type="float" office:value="-0.0081508"/>
          <table:table-cell office:value-type="float" office:value="0.688382"/>
          <table:table-cell office:value-type="float" office:value="0.2477674"/>
          <table:table-cell office:value-type="float" office:value="0.0238993"/>
          <table:table-cell office:value-type="float" office:value="0.688382"/>
          <table:table-cell office:value-type="float" office:value="0.2477674"/>
          <table:table-cell office:value-type="float" office:value="0.0300993"/>
          <table:table-cell office:value-type="float" office:value="0.6883821"/>
          <table:table-cell office:value-type="float" office:value="0.2477674"/>
          <table:table-cell office:value-type="float" office:value="0.0362993"/>
          <table:table-cell office:value-type="float" office:value="0.6883822"/>
          <table:table-cell office:value-type="float" office:value="0.2477674"/>
          <table:table-cell office:value-type="float" office:value="0.0424993"/>
          <table:table-cell office:value-type="float" office:value="0.6883822"/>
          <table:table-cell office:value-type="float" office:value="0.2477674"/>
          <table:table-cell office:value-type="float" office:value="0.0486993"/>
          <table:table-cell office:value-type="float" office:value="0.6883823"/>
          <table:table-cell office:value-type="float" office:value="0.2477674"/>
          <table:table-cell office:value-type="float" office:value="0.0548993"/>
          <table:table-cell office:value-type="float" office:value="0.6878416"/>
          <table:table-cell office:value-type="float" office:value="0.2539438"/>
          <table:table-cell office:value-type="float" office:value="0.0238993"/>
          <table:table-cell office:value-type="float" office:value="0.6878417"/>
          <table:table-cell office:value-type="float" office:value="0.2539438"/>
          <table:table-cell office:value-type="float" office:value="0.0300993"/>
          <table:table-cell office:value-type="float" office:value="0.6878418"/>
          <table:table-cell office:value-type="float" office:value="0.2539438"/>
          <table:table-cell office:value-type="float" office:value="0.0362993"/>
          <table:table-cell office:value-type="float" office:value="0.6878418"/>
          <table:table-cell office:value-type="float" office:value="0.2539438"/>
          <table:table-cell office:value-type="float" office:value="0.0424993"/>
          <table:table-cell office:value-type="float" office:value="0.6878419"/>
          <table:table-cell office:value-type="float" office:value="0.2539438"/>
          <table:table-cell office:value-type="float" office:value="0.0486993"/>
          <table:table-cell office:value-type="float" office:value="0.6878419"/>
          <table:table-cell office:value-type="float" office:value="0.2539438"/>
          <table:table-cell office:value-type="float" office:value="0.0548993"/>
        </table:table-row>
        <table:table-row>
          <table:table-cell>
            <text:p>z_rot_min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90.0"/>
          <table:table-cell>
            <text:p>2025-08-21 13:07:56</text:p>
          </table:table-cell>
          <table:table-cell office:value-type="float" office:value="-0.0"/>
          <table:table-cell office:value-type="float" office:value="0.6880963"/>
          <table:table-cell office:value-type="float" office:value="0.6880962"/>
          <table:table-cell office:value-type="float" office:value="0.2519914"/>
          <table:table-cell office:value-type="float" office:value="0.0445147"/>
          <table:table-cell office:value-type="float" office:value="10"/>
          <table:table-cell office:value-type="float" office:value="4.481299877166748"/>
          <table:table-cell office:value-type="float" office:value="0.23292919993400574"/>
          <table:table-cell office:value-type="float" office:value="4.248370677232742"/>
          <table:table-cell office:value-type="float" office:value="1.0381921589374543"/>
          <table:table-cell office:value-type="float" office:value="1.3736976912045868"/>
          <table:table-cell office:value-type="float" office:value="0.775280499458313"/>
          <table:table-cell office:value-type="float" office:value="1.3011038184165955"/>
          <table:table-cell office:value-type="float" office:value="0.5258233189582825"/>
          <table:table-cell office:value-type="float" office:value="0.2329292"/>
          <table:table-cell office:value-type="float" office:value="0.2754708"/>
          <table:table-cell office:value-type="float" office:value="0.3627024"/>
          <table:table-cell office:value-type="float" office:value="0.64903"/>
          <table:table-cell office:value-type="float" office:value="2.3562701"/>
          <table:table-cell office:value-type="float" office:value="0.0008692"/>
          <table:table-cell office:value-type="float" office:value="0.28044"/>
          <table:table-cell office:value-type="float" office:value="0.33251"/>
          <table:table-cell office:value-type="float" office:value="0.34522"/>
          <table:table-cell office:value-type="float" office:value="1.0660492"/>
          <table:table-cell office:value-type="float" office:value="4.4812999"/>
          <table:table-cell office:value-type="float" office:value="-0.0077408"/>
          <table:table-cell office:value-type="float" office:value="0.6880963"/>
          <table:table-cell office:value-type="float" office:value="0.2481063"/>
          <table:table-cell office:value-type="float" office:value="0.0239"/>
          <table:table-cell office:value-type="float" office:value="0.6880963"/>
          <table:table-cell office:value-type="float" office:value="0.2481063"/>
          <table:table-cell office:value-type="float" office:value="0.0301"/>
          <table:table-cell office:value-type="float" office:value="0.6880963"/>
          <table:table-cell office:value-type="float" office:value="0.2481064"/>
          <table:table-cell office:value-type="float" office:value="0.0363"/>
          <table:table-cell office:value-type="float" office:value="0.6880963"/>
          <table:table-cell office:value-type="float" office:value="0.2481064"/>
          <table:table-cell office:value-type="float" office:value="0.0425"/>
          <table:table-cell office:value-type="float" office:value="0.6880962"/>
          <table:table-cell office:value-type="float" office:value="0.2481064"/>
          <table:table-cell office:value-type="float" office:value="0.0487"/>
          <table:table-cell office:value-type="float" office:value="0.6880962"/>
          <table:table-cell office:value-type="float" office:value="0.2481064"/>
          <table:table-cell office:value-type="float" office:value="0.0549"/>
          <table:table-cell office:value-type="float" office:value="0.6880963"/>
          <table:table-cell office:value-type="float" office:value="0.2543063"/>
          <table:table-cell office:value-type="float" office:value="0.0239"/>
          <table:table-cell office:value-type="float" office:value="0.6880963"/>
          <table:table-cell office:value-type="float" office:value="0.2543063"/>
          <table:table-cell office:value-type="float" office:value="0.0301"/>
          <table:table-cell office:value-type="float" office:value="0.6880963"/>
          <table:table-cell office:value-type="float" office:value="0.2543064"/>
          <table:table-cell office:value-type="float" office:value="0.0363"/>
          <table:table-cell office:value-type="float" office:value="0.6880962"/>
          <table:table-cell office:value-type="float" office:value="0.2543064"/>
          <table:table-cell office:value-type="float" office:value="0.0425"/>
          <table:table-cell office:value-type="float" office:value="0.6880962"/>
          <table:table-cell office:value-type="float" office:value="0.2543064"/>
          <table:table-cell office:value-type="float" office:value="0.0487"/>
          <table:table-cell office:value-type="float" office:value="0.6880962"/>
          <table:table-cell office:value-type="float" office:value="0.2543064"/>
          <table:table-cell office:value-type="float" office:value="0.05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